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4cc97f" officeooo:paragraph-rsid="004cc97f"/>
    </style:style>
    <style:style style:name="P2" style:family="paragraph" style:parent-style-name="Text_20_body">
      <style:text-properties officeooo:paragraph-rsid="004ccdef"/>
    </style:style>
    <style:style style:name="P3" style:family="paragraph" style:parent-style-name="Quotations">
      <style:text-properties fo:color="#81d41a" loext:opacity="100%"/>
    </style:style>
    <style:style style:name="P4" style:family="paragraph" style:parent-style-name="Standard">
      <style:text-properties fo:color="#cccccc" loext:opacity="100%" style:font-name="Consolas2" fo:font-size="10.5pt" fo:font-weight="normal" officeooo:rsid="004e861b" officeooo:paragraph-rsid="004e861b" fo:background-color="#1f1f1f"/>
    </style:style>
    <style:style style:name="P5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6" style:family="paragraph" style:parent-style-name="Standard">
      <style:text-properties officeooo:rsid="005bce6d" officeooo:paragraph-rsid="005bce6d"/>
    </style:style>
    <style:style style:name="P7" style:family="paragraph" style:parent-style-name="Text_20_body">
      <style:text-properties officeooo:rsid="005bce6d" officeooo:paragraph-rsid="005bce6d"/>
    </style:style>
    <style:style style:name="P8" style:family="paragraph" style:parent-style-name="Text_20_body">
      <style:paragraph-properties fo:margin-top="0cm" fo:margin-bottom="0.046cm" style:contextual-spacing="false"/>
      <style:text-properties officeooo:rsid="005bce6d" officeooo:paragraph-rsid="005bce6d"/>
    </style:style>
    <style:style style:name="P9" style:family="paragraph" style:parent-style-name="Text_20_body">
      <style:paragraph-properties fo:line-height="100%"/>
      <style:text-properties officeooo:rsid="005bce6d" officeooo:paragraph-rsid="005bce6d"/>
    </style:style>
    <style:style style:name="P10" style:family="paragraph" style:parent-style-name="Text_20_body">
      <style:text-properties officeooo:rsid="004ccdef" officeooo:paragraph-rsid="004ccdef"/>
    </style:style>
    <style:style style:name="P11" style:family="paragraph" style:parent-style-name="Text_20_body">
      <style:text-properties officeooo:rsid="004daaa6" officeooo:paragraph-rsid="004daaa6"/>
    </style:style>
    <style:style style:name="P12" style:family="paragraph" style:parent-style-name="Text_20_body">
      <style:text-properties officeooo:rsid="004e861b" officeooo:paragraph-rsid="004e861b"/>
    </style:style>
    <style:style style:name="P13" style:family="paragraph" style:parent-style-name="Text_20_body">
      <style:text-properties officeooo:rsid="005297b4" officeooo:paragraph-rsid="005297b4"/>
    </style:style>
    <style:style style:name="P14" style:family="paragraph" style:parent-style-name="Text_20_body">
      <style:text-properties officeooo:rsid="0053f6b2" officeooo:paragraph-rsid="0053f6b2"/>
    </style:style>
    <style:style style:name="P15" style:family="paragraph" style:parent-style-name="Text_20_body">
      <style:text-properties officeooo:rsid="00552e0d" officeooo:paragraph-rsid="00552e0d"/>
    </style:style>
    <style:style style:name="P16" style:family="paragraph" style:parent-style-name="Text_20_body">
      <style:text-properties officeooo:rsid="0057046d" officeooo:paragraph-rsid="0057046d"/>
    </style:style>
    <style:style style:name="P17" style:family="paragraph" style:parent-style-name="Text_20_body">
      <style:text-properties officeooo:rsid="00588cfb" officeooo:paragraph-rsid="00588cfb"/>
    </style:style>
    <style:style style:name="P18" style:family="paragraph" style:parent-style-name="Text_20_body">
      <style:paragraph-properties fo:margin-top="0cm" fo:margin-bottom="0.046cm" style:contextual-spacing="false"/>
      <style:text-properties officeooo:rsid="005cbf2b" officeooo:paragraph-rsid="005cbf2b"/>
    </style:style>
    <style:style style:name="P19" style:family="paragraph" style:parent-style-name="Text_20_body">
      <style:paragraph-properties fo:line-height="100%"/>
      <style:text-properties officeooo:rsid="005de1b7" officeooo:paragraph-rsid="005de1b7"/>
    </style:style>
    <style:style style:name="P20" style:family="paragraph" style:parent-style-name="Quotations">
      <style:text-properties fo:color="#9cdcfe" loext:opacity="100%" style:font-name="Consolas2" fo:font-size="10.5pt" fo:font-weight="normal"/>
    </style:style>
    <style:style style:name="P21" style:family="paragraph" style:parent-style-name="Quotations">
      <style:text-properties fo:color="#808080" loext:opacity="100%" style:font-name="Consolas2" fo:font-size="10.5pt" fo:font-weight="normal"/>
    </style:style>
    <style:style style:name="P22" style:family="paragraph" style:parent-style-name="Quotations">
      <style:text-properties officeooo:paragraph-rsid="00676207"/>
    </style:style>
    <style:style style:name="P23" style:family="paragraph" style:parent-style-name="Text_20_body">
      <style:paragraph-properties fo:line-height="100%"/>
      <style:text-properties officeooo:rsid="005f3acd" officeooo:paragraph-rsid="005f3acd"/>
    </style:style>
    <style:style style:name="P24" style:family="paragraph" style:parent-style-name="Text_20_body">
      <style:paragraph-properties fo:line-height="100%"/>
      <style:text-properties officeooo:rsid="00604693" officeooo:paragraph-rsid="00604693"/>
    </style:style>
    <style:style style:name="P25" style:family="paragraph" style:parent-style-name="Text_20_body">
      <style:paragraph-properties fo:line-height="100%"/>
      <style:text-properties officeooo:rsid="0063aca7" officeooo:paragraph-rsid="0063aca7"/>
    </style:style>
    <style:style style:name="P26" style:family="paragraph" style:parent-style-name="Text_20_body">
      <style:paragraph-properties fo:line-height="100%"/>
      <style:text-properties officeooo:rsid="0063b3c8" officeooo:paragraph-rsid="0063b3c8"/>
    </style:style>
    <style:style style:name="P27" style:family="paragraph" style:parent-style-name="Text_20_body">
      <style:text-properties officeooo:rsid="00663bbd" officeooo:paragraph-rsid="00663bbd"/>
    </style:style>
    <style:style style:name="P28" style:family="paragraph" style:parent-style-name="Text_20_body">
      <style:text-properties officeooo:rsid="0068ec06" officeooo:paragraph-rsid="0068ec06"/>
    </style:style>
    <style:style style:name="P29" style:family="paragraph" style:parent-style-name="Heading_20_4">
      <style:text-properties officeooo:paragraph-rsid="004ccdef"/>
    </style:style>
    <style:style style:name="P30" style:family="paragraph" style:parent-style-name="Quotations">
      <style:text-properties officeooo:paragraph-rsid="006b9848"/>
    </style:style>
    <style:style style:name="P31" style:family="paragraph" style:parent-style-name="Standard">
      <style:text-properties fo:color="#cccccc" loext:opacity="100%" style:font-name="Consolas2" fo:font-size="10.5pt" fo:font-weight="normal" officeooo:rsid="00663bbd" officeooo:paragraph-rsid="00663bbd" fo:background-color="#1f1f1f"/>
    </style:style>
    <style:style style:name="P32" style:family="paragraph" style:parent-style-name="Standard">
      <style:text-properties fo:color="#cccccc" loext:opacity="100%" style:font-name="Consolas2" fo:font-size="10.5pt" fo:font-weight="normal" officeooo:rsid="006c90e4" officeooo:paragraph-rsid="006c90e4" fo:background-color="#1f1f1f"/>
    </style:style>
    <style:style style:name="P33" style:family="paragraph" style:parent-style-name="Standard">
      <style:text-properties fo:color="#cccccc" loext:opacity="100%" style:font-name="Consolas2" fo:font-size="10.5pt" fo:font-weight="normal" officeooo:rsid="006e7257" officeooo:paragraph-rsid="006e7257" fo:background-color="#1f1f1f"/>
    </style:style>
    <style:style style:name="P34" style:family="paragraph" style:parent-style-name="Text_20_body">
      <style:text-properties officeooo:rsid="0068ec06" officeooo:paragraph-rsid="0068ec06"/>
    </style:style>
    <style:style style:name="P35" style:family="paragraph" style:parent-style-name="Text_20_body">
      <style:text-properties officeooo:rsid="006ac933" officeooo:paragraph-rsid="006ac933"/>
    </style:style>
    <style:style style:name="P36" style:family="paragraph" style:parent-style-name="Text_20_body">
      <style:text-properties officeooo:rsid="006b3b21" officeooo:paragraph-rsid="006b3b21"/>
    </style:style>
    <style:style style:name="P37" style:family="paragraph" style:parent-style-name="Text_20_body">
      <style:text-properties officeooo:rsid="006b9848" officeooo:paragraph-rsid="006b9848"/>
    </style:style>
    <style:style style:name="P38" style:family="paragraph" style:parent-style-name="Text_20_body">
      <style:text-properties officeooo:rsid="006c90e4" officeooo:paragraph-rsid="006c90e4"/>
    </style:style>
    <style:style style:name="P39" style:family="paragraph" style:parent-style-name="Text_20_body">
      <style:text-properties officeooo:rsid="006c90e4" officeooo:paragraph-rsid="006e7257"/>
    </style:style>
    <style:style style:name="P40" style:family="paragraph" style:parent-style-name="Text_20_body">
      <style:text-properties officeooo:rsid="006e7257" officeooo:paragraph-rsid="006e7257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2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2" fo:font-size="10.5pt" fo:font-weight="normal"/>
    </style:style>
    <style:style style:name="T5" style:family="text">
      <style:text-properties fo:color="#569cd6" loext:opacity="100%" style:font-name="Consolas2" fo:font-size="10.5pt" fo:font-weight="normal" fo:background-color="#28471f" loext:char-shading-value="0"/>
    </style:style>
    <style:style style:name="T6" style:family="text">
      <style:text-properties fo:color="#4fc1ff" loext:opacity="100%"/>
    </style:style>
    <style:style style:name="T7" style:family="text">
      <style:text-properties fo:color="#4fc1ff" loext:opacity="100%" style:font-name="Consolas2" fo:font-size="10.5pt" fo:font-weight="normal"/>
    </style:style>
    <style:style style:name="T8" style:family="text">
      <style:text-properties fo:color="#4fc1ff" loext:opacity="100%" style:font-name="Consolas2" fo:font-size="10.5pt" fo:font-weight="normal" fo:background-color="#28471f" loext:char-shading-value="0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2" fo:font-size="10.5pt" fo:font-weight="normal"/>
    </style:style>
    <style:style style:name="T11" style:family="text">
      <style:text-properties fo:color="#d4d4d4" loext:opacity="100%" style:font-name="Consolas2" fo:font-size="10.5pt" fo:font-weight="normal" fo:background-color="#28471f" loext:char-shading-value="0"/>
    </style:style>
    <style:style style:name="T12" style:family="text">
      <style:text-properties fo:color="#4ec9b0" loext:opacity="100%"/>
    </style:style>
    <style:style style:name="T13" style:family="text">
      <style:text-properties fo:color="#4ec9b0" loext:opacity="100%" style:font-name="Consolas2" fo:font-size="10.5pt" fo:font-weight="normal"/>
    </style:style>
    <style:style style:name="T14" style:family="text">
      <style:text-properties style:font-name="Consolas2" fo:font-size="10.5pt" fo:font-weight="normal"/>
    </style:style>
    <style:style style:name="T15" style:family="text">
      <style:text-properties style:font-name="Consolas2" fo:font-size="10.5pt" fo:font-weight="normal" fo:background-color="#28471f" loext:char-shading-value="0"/>
    </style:style>
    <style:style style:name="T16" style:family="text">
      <style:text-properties style:font-name="Consolas2" fo:font-size="10.5pt" fo:font-weight="normal" fo:background-color="#395511" loext:char-shading-value="0"/>
    </style:style>
    <style:style style:name="T17" style:family="text">
      <style:text-properties style:font-name="Consolas2" fo:font-size="10.5pt" fo:font-weight="normal" fo:background-color="#395511" loext:char-shading-value="0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2" fo:font-size="10.5pt" fo:font-weight="normal"/>
    </style:style>
    <style:style style:name="T20" style:family="text">
      <style:text-properties fo:color="#9cdcfe" loext:opacity="100%" style:font-name="Consolas2" fo:font-size="10.5pt" fo:font-weight="normal" fo:background-color="#1f1f1f" loext:char-shading-value="0"/>
    </style:style>
    <style:style style:name="T21" style:family="text">
      <style:text-properties fo:color="#9cdcfe" loext:opacity="100%" style:font-name="Consolas2" fo:font-size="10.5pt" fo:font-weight="normal" fo:background-color="#28471f" loext:char-shading-value="0"/>
    </style:style>
    <style:style style:name="T22" style:family="text">
      <style:text-properties fo:color="#9cdcfe" loext:opacity="100%" style:font-name="Consolas2" fo:font-size="10.5pt" fo:font-weight="normal" fo:background-color="#395511" loext:char-shading-value="0"/>
    </style:style>
    <style:style style:name="T23" style:family="text">
      <style:text-properties fo:color="#9cdcfe" loext:opacity="100%" style:font-name="Consolas2" fo:font-size="10.5pt" fo:font-weight="normal" fo:background-color="#395511" loext:char-shading-value="0"/>
    </style:style>
    <style:style style:name="T24" style:family="text">
      <style:text-properties fo:color="#9cdcfe" loext:opacity="100%" fo:background-color="#395511" loext:char-shading-value="0"/>
    </style:style>
    <style:style style:name="T25" style:family="text">
      <style:text-properties fo:color="#9cdcfe" loext:opacity="100%" fo:background-color="#395511" loext:char-shading-value="0"/>
    </style:style>
    <style:style style:name="T26" style:family="text">
      <style:text-properties fo:color="#ce9178" loext:opacity="100%"/>
    </style:style>
    <style:style style:name="T27" style:family="text">
      <style:text-properties fo:color="#ce9178" loext:opacity="100%" style:font-name="Consolas2" fo:font-size="10.5pt" fo:font-weight="normal"/>
    </style:style>
    <style:style style:name="T28" style:family="text">
      <style:text-properties fo:color="#ce9178" loext:opacity="100%" style:font-name="Consolas2" fo:font-size="10.5pt" fo:font-weight="normal" fo:background-color="#28471f" loext:char-shading-value="0"/>
    </style:style>
    <style:style style:name="T29" style:family="text">
      <style:text-properties fo:color="#ce9178" loext:opacity="100%" style:font-name="Consolas2" fo:font-size="10.5pt" fo:font-weight="normal" fo:background-color="#1f1f1f" loext:char-shading-value="0"/>
    </style:style>
    <style:style style:name="T30" style:family="text">
      <style:text-properties fo:color="#ce9178" loext:opacity="100%" fo:background-color="#395511" loext:char-shading-value="0"/>
    </style:style>
    <style:style style:name="T31" style:family="text">
      <style:text-properties fo:color="#ce9178" loext:opacity="100%" fo:background-color="#395511" loext:char-shading-value="0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Consolas2" fo:font-size="10.5pt" fo:font-weight="normal"/>
    </style:style>
    <style:style style:name="T34" style:family="text">
      <style:text-properties fo:color="#c586c0" loext:opacity="100%"/>
    </style:style>
    <style:style style:name="T35" style:family="text">
      <style:text-properties fo:color="#c586c0" loext:opacity="100%" style:font-name="Consolas2" fo:font-size="10.5pt" fo:font-weight="normal"/>
    </style:style>
    <style:style style:name="T36" style:family="text">
      <style:text-properties fo:color="#c586c0" loext:opacity="100%" style:font-name="Consolas2" fo:font-size="10.5pt" fo:font-weight="normal" fo:background-color="#1f1f1f" loext:char-shading-value="0"/>
    </style:style>
    <style:style style:name="T37" style:family="text">
      <style:text-properties fo:color="#6a9955" loext:opacity="100%" style:font-name="Consolas2" fo:font-size="10.5pt" fo:font-weight="normal"/>
    </style:style>
    <style:style style:name="T38" style:family="text">
      <style:text-properties fo:color="#6a9955" loext:opacity="100%" style:font-name="Consolas2" fo:font-size="10.5pt" fo:font-weight="normal" officeooo:rsid="006b9848"/>
    </style:style>
    <style:style style:name="T39" style:family="text">
      <style:text-properties fo:color="#cccccc" loext:opacity="100%" style:font-name="Consolas2" fo:font-size="10.5pt" fo:font-weight="normal" fo:background-color="#1f1f1f" loext:char-shading-value="0"/>
    </style:style>
    <style:style style:name="T40" style:family="text">
      <style:text-properties officeooo:rsid="004cc97f"/>
    </style:style>
    <style:style style:name="T41" style:family="text">
      <style:text-properties officeooo:rsid="005056da"/>
    </style:style>
    <style:style style:name="T42" style:family="text">
      <style:text-properties officeooo:rsid="005114ab"/>
    </style:style>
    <style:style style:name="T43" style:family="text">
      <style:text-properties officeooo:rsid="005297b4"/>
    </style:style>
    <style:style style:name="T44" style:family="text">
      <style:text-properties officeooo:rsid="0055e2db"/>
    </style:style>
    <style:style style:name="T45" style:family="text">
      <style:text-properties officeooo:rsid="00588cfb"/>
    </style:style>
    <style:style style:name="T46" style:family="text">
      <style:text-properties officeooo:rsid="0059fe5e"/>
    </style:style>
    <style:style style:name="T47" style:family="text">
      <style:text-properties officeooo:rsid="00630280"/>
    </style:style>
    <style:style style:name="T48" style:family="text">
      <style:text-properties fo:color="#81d41a" loext:opacity="100%" style:font-name="Consolas2" fo:font-size="10.5pt" fo:font-weight="normal"/>
    </style:style>
    <style:style style:name="T49" style:family="text">
      <style:text-properties fo:color="#81d41a" loext:opacity="100%" style:font-name="Consolas2" fo:font-size="10.5pt" fo:font-weight="normal" officeooo:rsid="0063b3c8"/>
    </style:style>
    <style:style style:name="T50" style:family="text">
      <style:text-properties fo:color="#81d41a" loext:opacity="100%" style:font-name="Consolas2" fo:font-size="10.5pt" fo:font-weight="normal" officeooo:rsid="00676207"/>
    </style:style>
    <style:style style:name="T51" style:family="text">
      <style:text-properties officeooo:rsid="0063fcfa"/>
    </style:style>
    <style:style style:name="T52" style:family="text">
      <style:text-properties fo:color="#d7ba7d" loext:opacity="100%" style:font-name="Consolas2" fo:font-size="10.5pt" fo:font-weight="normal"/>
    </style:style>
    <style:style style:name="T53" style:family="text">
      <style:text-properties fo:color="#b5cea8" loext:opacity="100%" style:font-name="Consolas2" fo:font-size="10.5pt" fo:font-weight="normal"/>
    </style:style>
    <style:style style:name="T54" style:family="text">
      <style:text-properties officeooo:rsid="006c90e4"/>
    </style:style>
    <style:style style:name="T55" style:family="text">
      <style:text-properties fo:background-color="#395511" loext:char-shading-value="0"/>
    </style:style>
    <style:style style:name="T56" style:family="text">
      <style:text-properties fo:background-color="#395511" loext:char-shading-value="0"/>
    </style:style>
    <style:style style:name="T57" style:family="text">
      <style:text-properties officeooo:rsid="006e7257"/>
    </style:style>
    <style:style style:name="T58" style:family="text">
      <style:text-properties officeooo:rsid="006f7dbc"/>
    </style:style>
    <style:style style:name="T59" style:family="text">
      <style:text-properties fo:color="#c8c8c8" loext:opacity="100%" style:font-name="Consolas2" fo:font-size="10.5pt" fo:font-weight="normal"/>
    </style:style>
    <style:style style:name="T60" style:family="text">
      <style:text-properties fo:color="#f44747" loext:opacity="100%" style:font-name="Consolas2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DK <text:span text:style-name="T45">(Component Dev Kit)</text:span></text:h>
      <text:p text:style-name="Text_20_body">- <text:span text:style-name="T40">Nos ayuda a crear componentes de maneras mas sencillas utilizando nuestros propios estilos.</text:span></text:p>
      <text:p text:style-name="P11">- Instalar CDK:</text:p>
      <text:h text:style-name="Heading_20_4" text:outline-level="4">ng add @angular/cdk</text:h>
      <text:p text:style-name="P10">+ VIDEO 2. TAILWINDCSS</text:p>
      <text:p text:style-name="P10">- Es un Framework para CSS</text:p>
      <text:p text:style-name="P10">- Es solo CSS sin funcionalidades JS</text:p>
      <text:p text:style-name="P10">- Trae clases predefinidas</text:p>
      <text:p text:style-name="P10">+ Crear componentes sin scss ni test:</text:p>
      <text:h text:style-name="P29" text:outline-level="4">ng g c pages/login --style=none --skip-tests</text:h>
      <text:p text:style-name="P2"/>
      <text:p text:style-name="P12">- Para llamar directamente la carpeta assets: /assets no: /src/assets</text:p>
      <text:p text:style-name="P12">- Para los form:</text:p>
      <text:h text:style-name="Heading_20_4" text:outline-level="4">npm install -D @tailwindcss/forms</text:h>
      <text:p text:style-name="P2"/>
      <text:p text:style-name="P12">+ VIDEO 5: Responsive en Tailwind:</text:p>
      <text:p text:style-name="P12">- se coloca antes de cada propiedad:</text:p>
      <text:p text:style-name="P12"><text:tab/>-sm: small</text:p>
      <text:p text:style-name="P12"><text:tab/>-lg: large</text:p>
      <text:p text:style-name="P12"><text:tab/>-etc…</text:p>
      <text:p text:style-name="P12"><text:tab/>- <text:span text:style-name="T41">esta propiedad se aplicara desde este tamaño hacia arriba</text:span></text:p>
      <text:p text:style-name="P12">- <text:span text:style-name="T42">creamos un componente para el boton para reutilizarlo con sus clases de estilo</text:span></text:p>
      <text:p text:style-name="Quotations"><text:span text:style-name="T34">export</text:span> <text:span text:style-name="T3">class</text:span> <text:span text:style-name="T12">BtnComponent</text:span> {</text:p>
      <text:p text:style-name="Quotations"/>
      <text:p text:style-name="Quotations"><text:s text:c="2"/><text:span text:style-name="T37">// recibimos el tipo de button </text:span></text:p>
      <text:p text:style-name="Quotations"><text:s text:c="2"/><text:span text:style-name="T14">@</text:span><text:span text:style-name="T13">Input</text:span><text:span text:style-name="T14">() </text:span><text:span text:style-name="T19">typeBtn</text:span><text:span text:style-name="T10">:</text:span><text:span text:style-name="T14"> </text:span><text:span text:style-name="T27">'button'</text:span><text:span text:style-name="T14"> </text:span><text:span text:style-name="T10">|</text:span><text:span text:style-name="T27">'reset'</text:span><text:span text:style-name="T10">|</text:span><text:span text:style-name="T27">'submit'</text:span><text:span text:style-name="T14"> </text:span><text:span text:style-name="T10">=</text:span><text:span text:style-name="T14"> </text:span><text:span text:style-name="T27">'button'</text:span><text:span text:style-name="T14">;</text:span></text:p>
      <text:p text:style-name="Quotations"/>
      <text:p text:style-name="Quotations">}</text:p>
      <text:p text:style-name="P12"/>
      <text:p text:style-name="Quotations"><text:span text:style-name="T1">&lt;</text:span><text:span text:style-name="T3">button</text:span></text:p>
      <text:p text:style-name="Quotations"><text:s text:c="2"/><text:span text:style-name="T14">[</text:span><text:span text:style-name="T19">type</text:span><text:span text:style-name="T14">]="</text:span><text:span text:style-name="T19">typeBtn</text:span><text:span text:style-name="T14">"</text:span></text:p>
      <text:p text:style-name="Quotations"><text:s text:c="2"/><text:span text:style-name="T19">class</text:span><text:span text:style-name="T14">=</text:span><text:span text:style-name="T27">"w-full h-6 text-sm font-medium text-white rounded bg-success-500"</text:span></text:p>
      <text:p text:style-name="Quotations">&gt;</text:p>
      <text:p text:style-name="Quotations"><text:s text:c="2"/><text:span text:style-name="T2">&lt;</text:span><text:span text:style-name="T4">ng-content</text:span><text:span text:style-name="T2">&gt;&lt;/</text:span><text:span text:style-name="T4">ng-content</text:span><text:span text:style-name="T2">&gt;</text:span></text:p>
      <text:p text:style-name="Quotations"><text:span text:style-name="T1">&lt;/</text:span><text:span text:style-name="T3">button</text:span><text:span text:style-name="T1">&gt;</text:span></text:p>
      <text:p text:style-name="P4"/>
      <text:p text:style-name="P14">- Reutilizandolo</text:p>
      <text:p text:style-name="P4"><text:soft-page-break/><text:span text:style-name="T1">&lt;</text:span><text:span text:style-name="T3">app-btn</text:span> [<text:span text:style-name="T18">typeBtn</text:span>]="<text:span text:style-name="T26">'submit'</text:span>"<text:span text:style-name="T1">&gt;</text:span>Log In<text:span text:style-name="T1">&lt;/</text:span><text:span text:style-name="T3">app-btn</text:span><text:span text:style-name="T1">&gt;</text:span></text:p>
      <text:p text:style-name="P12"/>
      <text:p text:style-name="P12">- <text:span text:style-name="T43">customizar nombres de colores: </text:span><text:a xlink:type="simple" xlink:href="https://tailwindcss.com/docs/customizing-colors#aliasing-color-names" text:style-name="Internet_20_link" text:visited-style-name="Visited_20_Internet_20_Link"><text:span text:style-name="T43">https://tailwindcss.com/docs/customizing-colors#aliasing-color-names</text:span></text:a></text:p>
      <text:p text:style-name="P13">+ Renombrar colores predefinidos de tailwind:</text:p>
      <text:p text:style-name="Quotations"><text:span text:style-name="T3">const</text:span> <text:span text:style-name="T6">colors</text:span> <text:span text:style-name="T9">=</text:span> <text:span text:style-name="T32">require</text:span>(<text:span text:style-name="T26">'tailwindcss/colors'</text:span>);</text:p>
      <text:p text:style-name="Quotations"/>
      <text:p text:style-name="Quotations"><text:span text:style-name="T12">module</text:span>.<text:span text:style-name="T12">exports</text:span> <text:span text:style-name="T9">=</text:span> {</text:p>
      <text:p text:style-name="Quotations"><text:s text:c="2"/><text:span text:style-name="T19">content:</text:span><text:span text:style-name="T14"> [</text:span></text:p>
      <text:p text:style-name="Quotations"><text:s text:c="4"/><text:span text:style-name="T27">"./src/**/*.{html,ts}"</text:span><text:span text:style-name="T14">,</text:span></text:p>
      <text:p text:style-name="Quotations"><text:s text:c="2"/><text:span text:style-name="T14">],</text:span></text:p>
      <text:p text:style-name="Quotations"><text:s text:c="2"/><text:span text:style-name="T19">theme:</text:span><text:span text:style-name="T14"> {</text:span></text:p>
      <text:p text:style-name="Quotations"><text:s text:c="4"/><text:span text:style-name="T19">extend:</text:span><text:span text:style-name="T14"> {</text:span></text:p>
      <text:p text:style-name="Quotations"><text:s text:c="6"/><text:span text:style-name="T19">colors:</text:span><text:span text:style-name="T14">{</text:span></text:p>
      <text:p text:style-name="Quotations"><text:s text:c="8"/><text:span text:style-name="T21">success:</text:span><text:span text:style-name="T15"> </text:span><text:span text:style-name="T8">colors</text:span><text:span text:style-name="T15">.</text:span><text:span text:style-name="T21">green</text:span><text:span text:style-name="T15">,</text:span></text:p>
      <text:p text:style-name="Quotations"><text:s text:c="8"/><text:span text:style-name="T21">primary:</text:span><text:span text:style-name="T15"> </text:span><text:span text:style-name="T8">colors</text:span><text:span text:style-name="T15">.</text:span><text:span text:style-name="T21">blue</text:span><text:span text:style-name="T15">,</text:span></text:p>
      <text:p text:style-name="Quotations"><text:s text:c="6"/><text:span text:style-name="T14">}</text:span></text:p>
      <text:p text:style-name="P13"/>
      <text:p text:style-name="P12">- <text:span text:style-name="T43">ya se puede utilizar:</text:span></text:p>
      <text:p text:style-name="Quotations"><text:span text:style-name="T1">&lt;</text:span><text:span text:style-name="T3">button</text:span></text:p>
      <text:p text:style-name="Quotations"><text:s text:c="2"/><text:span text:style-name="T19">type</text:span><text:span text:style-name="T14">=</text:span><text:span text:style-name="T27">"submit"</text:span></text:p>
      <text:p text:style-name="Quotations"><text:s text:c="2"/><text:span text:style-name="T19">class</text:span><text:span text:style-name="T14">=</text:span><text:span text:style-name="T27">"w-full h-6 text-sm font-medium text-white </text:span><text:span text:style-name="T28">bg-success-500</text:span><text:span text:style-name="T27"> rounded"</text:span></text:p>
      <text:p text:style-name="Quotations">&gt;</text:p>
      <text:p text:style-name="P12"/>
      <text:p text:style-name="P15">+ VIDEO 6: colores y propiedades dinámicas:</text:p>
      <text:p text:style-name="P15">- Tailwind hace un barrido para eliminar las clases que no utilizaste al final, esto para producción para que no pese en la aplicación</text:p>
      <text:p text:style-name="P15">- <text:span text:style-name="T44">Tailwind no acepta clases creadas dinamicamente, ya que no es capaz de leer clases modificadas en tiempo de ejecusión</text:span></text:p>
      <text:p text:style-name="P16">+ En btn.component</text:p>
      <text:p text:style-name="P3">// recibimos el color de button</text:p>
      <text:p text:style-name="Quotations"><text:s text:c="2"/><text:span text:style-name="T14">@</text:span><text:span text:style-name="T13">Input</text:span><text:span text:style-name="T14">() </text:span><text:span text:style-name="T19">color</text:span><text:span text:style-name="T10">:</text:span><text:span text:style-name="T14"> </text:span><text:span text:style-name="T27">'success'</text:span><text:span text:style-name="T14"> </text:span><text:span text:style-name="T10">|</text:span><text:span text:style-name="T27">'primary'</text:span><text:span text:style-name="T10">|</text:span><text:span text:style-name="T27">'danger'</text:span><text:span text:style-name="T14"> </text:span><text:span text:style-name="T10">=</text:span><text:span text:style-name="T14"> </text:span><text:span text:style-name="T27">'primary'</text:span><text:span text:style-name="T14">;</text:span></text:p>
      <text:p text:style-name="Quotations"/>
      <text:p text:style-name="Quotations"><text:s text:c="2"/><text:span text:style-name="T4">get</text:span><text:span text:style-name="T14"> </text:span><text:span text:style-name="T19">colorsPal</text:span><text:span text:style-name="T14">(){</text:span></text:p>
      <text:p text:style-name="Quotations"><text:s text:c="4"/><text:span text:style-name="T35">return</text:span><text:span text:style-name="T14"> {</text:span></text:p>
      <text:p text:style-name="Quotations"><text:s text:c="6"/><text:span text:style-name="T37">// segun el valor de la variable color, se definirá los valores del objeto <text:tab/><text:tab/><text:tab/>colorsPal</text:span></text:p>
      <text:p text:style-name="Quotations"><text:s text:c="6"/><text:span text:style-name="T27">'bg-success-7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success'</text:span><text:span text:style-name="T14">,</text:span></text:p>
      <text:p text:style-name="Quotations"><text:s text:c="6"/><text:span text:style-name="T27">'hover:bg-success-8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success'</text:span><text:span text:style-name="T14">,</text:span></text:p>
      <text:p text:style-name="Quotations"><text:s text:c="6"/><text:span text:style-name="T27">'focus:ring-success-3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success'</text:span><text:span text:style-name="T14">,</text:span></text:p>
      <text:p text:style-name="Quotations"><text:s text:c="6"/><text:span text:style-name="T27">'bg-primary-7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primary'</text:span><text:span text:style-name="T14">,</text:span></text:p>
      <text:p text:style-name="Quotations"><text:s text:c="6"/><text:span text:style-name="T27">'hover:bg-primary-8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primary'</text:span><text:span text:style-name="T14">,</text:span></text:p>
      <text:p text:style-name="Quotations"><text:s text:c="6"/><text:span text:style-name="T27">'focus:ring-primary-3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primary'</text:span><text:span text:style-name="T14">,</text:span></text:p>
      <text:p text:style-name="Quotations"><text:s text:c="6"/><text:span text:style-name="T27">'bg-danger-7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danger'</text:span><text:span text:style-name="T14">,</text:span></text:p>
      <text:p text:style-name="Quotations"><text:s text:c="6"/><text:span text:style-name="T27">'hover:bg-danger-8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danger'</text:span><text:span text:style-name="T14">,</text:span></text:p>
      <text:p text:style-name="Quotations"><text:soft-page-break/><text:s text:c="6"/><text:span text:style-name="T27">'focus:ring-danger-300'</text:span><text:span text:style-name="T19">:</text:span><text:span text:style-name="T14"> </text:span><text:span text:style-name="T4">this</text:span><text:span text:style-name="T14">.</text:span><text:span text:style-name="T19">color</text:span><text:span text:style-name="T14"> </text:span><text:span text:style-name="T10">===</text:span><text:span text:style-name="T14"> </text:span><text:span text:style-name="T27">'danger'</text:span><text:span text:style-name="T14">,</text:span></text:p>
      <text:p text:style-name="Quotations"><text:s text:c="4"/><text:span text:style-name="T14">};</text:span></text:p>
      <text:p text:style-name="Quotations"><text:s text:c="2"/><text:span text:style-name="T14">}</text:span></text:p>
      <text:p text:style-name="P15"/>
      <text:p text:style-name="P16">+En btn.html</text:p>
      <text:p text:style-name="Quotations"><text:span text:style-name="T1">&lt;</text:span><text:span text:style-name="T3">button</text:span></text:p>
      <text:p text:style-name="Quotations"><text:s text:c="2"/><text:span text:style-name="T14">[</text:span><text:span text:style-name="T19">type</text:span><text:span text:style-name="T14">]="</text:span><text:span text:style-name="T19">typeBtn</text:span><text:span text:style-name="T14">"</text:span></text:p>
      <text:p text:style-name="Quotations"><text:s text:c="2"/><text:span text:style-name="T19">class</text:span><text:span text:style-name="T14">=</text:span><text:span text:style-name="T27">"w-full h-6 text-sm font-medium text-white rounded focus:ring-4"</text:span></text:p>
      <text:p text:style-name="Quotations"><text:s text:c="2"/><text:span text:style-name="T15">[</text:span><text:span text:style-name="T21">ngClass</text:span><text:span text:style-name="T15">]="</text:span><text:span text:style-name="T21">colorsPal</text:span><text:span text:style-name="T15">"</text:span></text:p>
      <text:p text:style-name="Quotations">&gt;</text:p>
      <text:p text:style-name="P16"/>
      <text:p text:style-name="P17">+ VIDEO 7: CDK para OVERLAYS:</text:p>
      <text:p text:style-name="P17">- Overlays son elementos flotantes, se pueden utilizar para menús, etc..</text:p>
      <text:p text:style-name="P17">- <text:span text:style-name="T46">Ingresar en Angular Material»CDK </text:span><text:a xlink:type="simple" xlink:href="https://material.angular.io/cdk/overlay/overview" text:style-name="Internet_20_link" text:visited-style-name="Visited_20_Internet_20_Link"><text:span text:style-name="T46">https://material.angular.io/cdk/overlay/overview</text:span></text:a></text:p>
      <text:p text:style-name="P7">+ En app.module.ts:</text:p>
      <text:p text:style-name="P6"><text:span text:style-name="T36">import</text:span><text:span text:style-name="T39"> {</text:span><text:span text:style-name="T20">OverlayModule</text:span><text:span text:style-name="T39">} </text:span><text:span text:style-name="T36">from</text:span><text:span text:style-name="T39"> </text:span><text:span text:style-name="T29">'@angular/cdk/overlay'</text:span><text:span text:style-name="T39">;</text:span></text:p>
      <text:p text:style-name="P6"/>
      <text:p text:style-name="P8">+ En navbar.component.ts:</text:p>
      <text:p text:style-name="Quotations"><text:span text:style-name="T34">export</text:span> <text:span text:style-name="T3">class</text:span> <text:span text:style-name="T12">NavbarComponent</text:span> {</text:p>
      <text:p text:style-name="Quotations"><text:s text:c="2"/><text:span text:style-name="T21">isOpen</text:span><text:span text:style-name="T15"> </text:span><text:span text:style-name="T11">=</text:span><text:span text:style-name="T15"> </text:span><text:span text:style-name="T5">false</text:span><text:span text:style-name="T15">;</text:span></text:p>
      <text:p text:style-name="Quotations">}</text:p>
      <text:p text:style-name="P8"/>
      <text:p text:style-name="P18">+ En navbar.component.html</text:p>
      <text:p text:style-name="Quotations"><text:span text:style-name="T1">&lt;</text:span><text:span text:style-name="T3">button</text:span></text:p>
      <text:p text:style-name="Quotations"><text:span text:style-name="T19"><text:tab/>type</text:span><text:span text:style-name="T14">=</text:span><text:span text:style-name="T27">"button"</text:span></text:p>
      <text:p text:style-name="Quotations"><text:span text:style-name="T19"><text:tab/>class</text:span><text:span text:style-name="T14">=</text:span><text:span text:style-name="T27">"flex rounded-full"</text:span></text:p>
      <text:p text:style-name="Quotations"><text:span text:style-name="T19"><text:tab/>aria-expanded</text:span><text:span text:style-name="T14">=</text:span><text:span text:style-name="T27">"false"</text:span></text:p>
      <text:p text:style-name="Quotations"><text:span text:style-name="T19"><text:tab/>type</text:span><text:span text:style-name="T14">=</text:span><text:span text:style-name="T27">"button"</text:span></text:p>
      <text:p text:style-name="Quotations"><text:span text:style-name="T14"><text:tab/>(</text:span><text:span text:style-name="T19">click</text:span><text:span text:style-name="T14">)="</text:span><text:span text:style-name="T19">isOpen</text:span><text:span text:style-name="T14"> </text:span><text:span text:style-name="T10">=</text:span><text:span text:style-name="T14"> </text:span><text:span text:style-name="T10">!</text:span><text:span text:style-name="T19">isOpen</text:span><text:span text:style-name="T14">"</text:span></text:p>
      <text:p text:style-name="P20"><text:tab/>cdkOverlayOrigin</text:p>
      <text:p text:style-name="Quotations"><text:span text:style-name="T14"><text:tab/>#</text:span><text:span text:style-name="T19">menuOverlay</text:span><text:span text:style-name="T14">="</text:span><text:span text:style-name="T19">cdkOverlayOrigin</text:span><text:span text:style-name="T14">"</text:span></text:p>
      <text:p text:style-name="P21"><text:tab/>&gt;</text:p>
      <text:p text:style-name="Quotations">&lt;!-- Contenido del overlay --&gt;</text:p>
      <text:p text:style-name="Quotations"><text:span text:style-name="T1">&lt;</text:span><text:span text:style-name="T3">ng-template</text:span></text:p>
      <text:p text:style-name="Quotations"><text:s text:c="2"/><text:span text:style-name="T19">cdkConnectedOverlay</text:span></text:p>
      <text:p text:style-name="Quotations"><text:s text:c="2"/><text:span text:style-name="T14">[</text:span><text:span text:style-name="T19">cdkConnectedOverlayOrigin</text:span><text:span text:style-name="T14">]="</text:span><text:span text:style-name="T19">menuOverlay</text:span><text:span text:style-name="T14">"</text:span></text:p>
      <text:p text:style-name="Quotations"><text:s text:c="2"/><text:span text:style-name="T14">[</text:span><text:span text:style-name="T19">cdkConnectedOverlayOpen</text:span><text:span text:style-name="T14">]="</text:span><text:span text:style-name="T19">isOpen</text:span><text:span text:style-name="T14">"</text:span></text:p>
      <text:p text:style-name="Quotations">&gt;</text:p>
      <text:p text:style-name="Quotations"><text:s text:c="2"/><text:span text:style-name="T2">&lt;</text:span><text:span text:style-name="T4">h1</text:span><text:span text:style-name="T2">&gt;</text:span><text:span text:style-name="T14">Mi contenido</text:span><text:span text:style-name="T2">&lt;/</text:span><text:span text:style-name="T4">h1</text:span><text:span text:style-name="T2">&gt;</text:span></text:p>
      <text:p text:style-name="Quotations"><text:span text:style-name="T1">&lt;/</text:span><text:span text:style-name="T3">ng-template</text:span><text:span text:style-name="T1">&gt;</text:span></text:p>
      <text:p text:style-name="P9"/>
      <text:p text:style-name="P19">+ CDK es agnostico en el sentido que el no toca nada de los estilos sola la funcionalidad</text:p>
      <text:p text:style-name="P23">+ Para varios overlays en una página se debe declarar una variable open para cada uno y u ng template para cada uno</text:p>
      <text:p text:style-name="P24">+ VIDEO 9: Implementación de Iconos Font Awesome</text:p>
      <text:h text:style-name="Heading_20_4" text:outline-level="4"><text:soft-page-break/><text:span text:style-name="Source_20_Text">ng add @fortawesome/angular-fontawesome@</text:span></text:h>
      <text:p text:style-name="P24"/>
      <text:p text:style-name="P24">- Para importarlo (se importan solo los iconos que vamos a utilizar)</text:p>
      <text:p text:style-name="Quotations"><text:span text:style-name="T34">import</text:span> { <text:span text:style-name="T18">faBell</text:span>, <text:span text:style-name="T18">faInfoCircle</text:span> } <text:span text:style-name="T34">from</text:span> <text:span text:style-name="T26">'@fortawesome/free-solid-svg-icons'</text:span>;</text:p>
      <text:p text:style-name="Quotations"><text:span text:style-name="T34">export</text:span> <text:span text:style-name="T3">class</text:span> <text:span text:style-name="T12">NavbarComponent</text:span> {</text:p>
      <text:p text:style-name="Quotations"/>
      <text:p text:style-name="Quotations"><text:s text:c="2"/><text:span text:style-name="T37">// Para utilizar Font Awesome</text:span></text:p>
      <text:p text:style-name="Quotations"><text:s text:c="2"/><text:span text:style-name="T19">faBell</text:span><text:span text:style-name="T14"> </text:span><text:span text:style-name="T10">=</text:span><text:span text:style-name="T14"> </text:span><text:span text:style-name="T7">faBell</text:span><text:span text:style-name="T14">;</text:span></text:p>
      <text:p text:style-name="Quotations"><text:s text:c="2"/><text:span text:style-name="T19">faInfoCircle</text:span><text:span text:style-name="T14"> </text:span><text:span text:style-name="T10">=</text:span><text:span text:style-name="T14"> </text:span><text:span text:style-name="T7">faInfoCircle</text:span><text:span text:style-name="T14">;</text:span></text:p>
      <text:p text:style-name="Quotations"/>
      <text:p text:style-name="Quotations">}</text:p>
      <text:p text:style-name="P5"/>
      <text:p text:style-name="Quotations"><text:span text:style-name="T1">&lt;</text:span><text:span text:style-name="T3">button</text:span> <text:span text:style-name="T18">class</text:span>=<text:span text:style-name="T26">"text-white"</text:span> <text:span text:style-name="T18">type</text:span>=<text:span text:style-name="T26">"button"</text:span><text:span text:style-name="T1">&gt;</text:span></text:p>
      <text:p text:style-name="Quotations"><text:s text:c="10"/><text:span text:style-name="T2">&lt;</text:span><text:span text:style-name="T4">fa-icon</text:span><text:span text:style-name="T14"> [</text:span><text:span text:style-name="T19">icon</text:span><text:span text:style-name="T14">]="</text:span><text:span text:style-name="T19">faBell</text:span><text:span text:style-name="T14">"</text:span><text:span text:style-name="T2">&gt;&lt;/</text:span><text:span text:style-name="T4">fa-icon</text:span><text:span text:style-name="T2">&gt;</text:span></text:p>
      <text:p text:style-name="Quotations"><text:s text:c="8"/><text:span text:style-name="T2">&lt;/</text:span><text:span text:style-name="T4">button</text:span><text:span text:style-name="T2">&gt;</text:span></text:p>
      <text:p text:style-name="Quotations"><text:s text:c="8"/><text:span text:style-name="T2">&lt;</text:span><text:span text:style-name="T4">button</text:span><text:span text:style-name="T14"> </text:span><text:span text:style-name="T19">class</text:span><text:span text:style-name="T14">=</text:span><text:span text:style-name="T27">"text-white"</text:span><text:span text:style-name="T14"> </text:span><text:span text:style-name="T19">type</text:span><text:span text:style-name="T14">=</text:span><text:span text:style-name="T27">"button"</text:span><text:span text:style-name="T2">&gt;</text:span></text:p>
      <text:p text:style-name="Quotations"><text:s text:c="10"/><text:span text:style-name="T2">&lt;</text:span><text:span text:style-name="T4">fa-icon</text:span><text:span text:style-name="T14"> [</text:span><text:span text:style-name="T19">icon</text:span><text:span text:style-name="T14">]="</text:span><text:span text:style-name="T19">faInfoCircle</text:span><text:span text:style-name="T14">"</text:span><text:span text:style-name="T2">&gt;&lt;/</text:span><text:span text:style-name="T4">fa-icon</text:span><text:span text:style-name="T2">&gt;</text:span></text:p>
      <text:p text:style-name="Quotations"><text:s/><text:span text:style-name="T2">&lt;/</text:span><text:span text:style-name="T4">button</text:span><text:span text:style-name="T2">&gt;</text:span></text:p>
      <text:p text:style-name="P24"/>
      <text:p text:style-name="P24">- <text:span text:style-name="T47">la etqueta “container” de tailwind: es un layout que tiene propiedades de maximo y minimo de width para mostrarse según ciertas pantallas</text:span></text:p>
      <text:p text:style-name="P24">- <text:span text:style-name="T47">En “tailwind.config” podemos editar las propiedades de un componente en particular</text:span></text:p>
      <text:p text:style-name="Quotations"><text:span text:style-name="T18">container:</text:span> {</text:p>
      <text:p text:style-name="Quotations"><text:s text:c="8"/><text:span text:style-name="T19">screen:</text:span><text:span text:style-name="T14"> {</text:span></text:p>
      <text:p text:style-name="Quotations"><text:s text:c="10"/><text:span text:style-name="T19">sm:</text:span><text:span text:style-name="T14"> </text:span><text:span text:style-name="T27">'640px'</text:span><text:span text:style-name="T14">,</text:span></text:p>
      <text:p text:style-name="Quotations"><text:s text:c="10"/><text:span text:style-name="T19">md:</text:span><text:span text:style-name="T14"> </text:span><text:span text:style-name="T27">'768px'</text:span><text:span text:style-name="T14">,</text:span></text:p>
      <text:p text:style-name="Quotations"><text:s text:c="10"/><text:span text:style-name="T19">lg:</text:span><text:span text:style-name="T14"> </text:span><text:span text:style-name="T27">'1024px'</text:span><text:span text:style-name="T14">,</text:span></text:p>
      <text:p text:style-name="Quotations"><text:s text:c="10"/><text:span text:style-name="T19">xl:</text:span><text:span text:style-name="T14"> </text:span><text:span text:style-name="T27">'1024px'</text:span><text:span text:style-name="T14">,</text:span></text:p>
      <text:p text:style-name="Quotations"><text:s text:c="10"/><text:span text:style-name="T27">'2xl'</text:span><text:span text:style-name="T19">:</text:span><text:span text:style-name="T14"> </text:span><text:span text:style-name="T27">'1536px'</text:span><text:span text:style-name="T14">,</text:span></text:p>
      <text:p text:style-name="Quotations"><text:s text:c="8"/><text:span text:style-name="T14">},</text:span></text:p>
      <text:p text:style-name="Quotations"><text:s text:c="6"/><text:span text:style-name="T14">},</text:span></text:p>
      <text:p text:style-name="P25">** Para cambiar las configuraciones del container, según las resoluciones de pantalla</text:p>
      <text:p text:style-name="P26">+ VIDEO 10: Accordions:</text:p>
      <text:p text:style-name="Quotations"><text:span text:style-name="T1">&lt;</text:span><text:span text:style-name="T3">cdk-accordion</text:span><text:span text:style-name="T1">&gt;</text:span></text:p>
      <text:p text:style-name="Quotations"><text:span text:style-name="T2"><text:tab/>&lt;</text:span><text:span text:style-name="T4">cdk-accordion-item</text:span><text:span text:style-name="T14"> #</text:span><text:span text:style-name="T19">accordionMenu</text:span><text:span text:style-name="T14">="</text:span><text:span text:style-name="T19">cdkAccordionItem</text:span><text:span text:style-name="T14">"</text:span><text:span text:style-name="T2">&gt;</text:span></text:p>
      <text:p text:style-name="Quotations"><text:span text:style-name="T2"><text:tab/><text:tab/>&lt;</text:span><text:span text:style-name="T4">button</text:span></text:p>
      <text:p text:style-name="Quotations"><text:span text:style-name="T19"><text:tab/><text:tab/>type</text:span><text:span text:style-name="T14">=</text:span><text:span text:style-name="T27">"button"</text:span></text:p>
      <text:p text:style-name="Quotations"><text:span text:style-name="T27"><text:tab/><text:tab/></text:span><text:span text:style-name="T48">// </text:span><text:span text:style-name="T49">función que expande o esconde el accordion</text:span></text:p>
      <text:p text:style-name="Quotations"><text:span text:style-name="T14"><text:tab/><text:tab/>(</text:span><text:span text:style-name="T19">click</text:span><text:span text:style-name="T14">)="</text:span><text:span text:style-name="T19">accordionMenu</text:span><text:span text:style-name="T14">.</text:span><text:span text:style-name="T33">toggle</text:span><text:span text:style-name="T14">()"</text:span></text:p>
      <text:p text:style-name="Quotations"><text:span text:style-name="T14"><text:tab/>…</text:span></text:p>
      <text:p text:style-name="Quotations"><text:span text:style-name="T14"><text:tab/><text:tab/></text:span><text:span text:style-name="T48">//. </text:span><text:span text:style-name="T49">expanded, indica el estado del accordion</text:span></text:p>
      <text:p text:style-name="Quotations"><text:span text:style-name="T2"><text:tab/><text:tab/></text:span><text:span text:style-name="T1">&lt;</text:span><text:span text:style-name="T3">fa-icon</text:span></text:p>
      <text:p text:style-name="Quotations"><text:span text:style-name="T14"><text:tab/><text:tab/>[</text:span><text:span text:style-name="T19">icon</text:span><text:span text:style-name="T14">]="</text:span><text:span text:style-name="T19">accordionMenu</text:span><text:span text:style-name="T14">.</text:span><text:span text:style-name="T19">expanded</text:span><text:span text:style-name="T14"> </text:span><text:span text:style-name="T10">?</text:span><text:span text:style-name="T14"> </text:span><text:span text:style-name="T19">faAngleUp</text:span><text:span text:style-name="T14"> </text:span><text:span text:style-name="T10">:</text:span><text:span text:style-name="T14"> </text:span><text:span text:style-name="T19">faAngleDown</text:span><text:span text:style-name="T14">"</text:span></text:p>
      <text:p text:style-name="Quotations"><text:span text:style-name="T2"><text:tab/><text:tab/>&gt;&lt;/</text:span><text:span text:style-name="T4">fa-icon</text:span><text:span text:style-name="T2">&gt;</text:span></text:p>
      <text:p text:style-name="Quotations"><text:span text:style-name="T2"><text:tab/><text:tab/>&lt;/</text:span><text:span text:style-name="T4">button</text:span><text:span text:style-name="T2">&gt;</text:span></text:p>
      <text:p text:style-name="Quotations"><text:span text:style-name="T2">&lt;</text:span><text:span text:style-name="T4">div</text:span><text:span text:style-name="T14"> [</text:span><text:span text:style-name="T19">style</text:span><text:span text:style-name="T14">.</text:span><text:span text:style-name="T19">display</text:span><text:span text:style-name="T14">]="</text:span><text:span text:style-name="T19">accordionMenu</text:span><text:span text:style-name="T14">.</text:span><text:span text:style-name="T19">expanded</text:span><text:span text:style-name="T14"> </text:span><text:span text:style-name="T10">?</text:span><text:span text:style-name="T14"> </text:span><text:span text:style-name="T27">''</text:span><text:span text:style-name="T14"> </text:span><text:span text:style-name="T10">:</text:span><text:span text:style-name="T14"> </text:span><text:span text:style-name="T27">'none'</text:span><text:span text:style-name="T14">"</text:span><text:span text:style-name="T2">&gt;</text:span></text:p>
      <text:p text:style-name="Quotations"/>
      <text:p text:style-name="Text_20_body"/>
      <text:p text:style-name="Text_20_body"><text:soft-page-break/>- <text:span text:style-name="T51">Iterar items</text:span></text:p>
      <text:p text:style-name="Quotations"><text:span text:style-name="T18">items</text:span> <text:span text:style-name="T9">=</text:span> [</text:p>
      <text:p text:style-name="Quotations"><text:s text:c="4"/><text:span text:style-name="T14">{</text:span></text:p>
      <text:p text:style-name="Quotations"><text:s text:c="6"/><text:span text:style-name="T19">label:</text:span><text:span text:style-name="T14"> </text:span><text:span text:style-name="T27">'Item 1'</text:span><text:span text:style-name="T14">,</text:span></text:p>
      <text:p text:style-name="Quotations"><text:s text:c="6"/><text:span text:style-name="T19">items:</text:span><text:span text:style-name="T14"> [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1.1'</text:span><text:span text:style-name="T14">,</text:span></text:p>
      <text:p text:style-name="Quotations"><text:s text:c="8"/><text:span text:style-name="T14">},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1.2'</text:span><text:span text:style-name="T14">,</text:span></text:p>
      <text:p text:style-name="Quotations"><text:s text:c="8"/><text:span text:style-name="T14">},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1.3'</text:span><text:span text:style-name="T14">,</text:span></text:p>
      <text:p text:style-name="Quotations"><text:s text:c="8"/><text:span text:style-name="T14">},</text:span></text:p>
      <text:p text:style-name="Quotations"><text:s text:c="6"/><text:span text:style-name="T14">]</text:span></text:p>
      <text:p text:style-name="Quotations"><text:s text:c="4"/><text:span text:style-name="T14">},</text:span></text:p>
      <text:p text:style-name="Quotations"><text:s text:c="4"/><text:span text:style-name="T14">{</text:span></text:p>
      <text:p text:style-name="Quotations"><text:s text:c="6"/><text:span text:style-name="T19">label:</text:span><text:span text:style-name="T14"> </text:span><text:span text:style-name="T27">'Item 2'</text:span><text:span text:style-name="T14">,</text:span></text:p>
      <text:p text:style-name="Quotations"><text:s text:c="6"/><text:span text:style-name="T19">items:</text:span><text:span text:style-name="T14"> [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2.1'</text:span><text:span text:style-name="T14">,</text:span></text:p>
      <text:p text:style-name="Quotations"><text:s text:c="8"/><text:span text:style-name="T14">},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2.2'</text:span><text:span text:style-name="T14">,</text:span></text:p>
      <text:p text:style-name="Quotations"><text:s text:c="8"/><text:span text:style-name="T14">},</text:span></text:p>
      <text:p text:style-name="Quotations"><text:s text:c="8"/><text:span text:style-name="T14">{</text:span></text:p>
      <text:p text:style-name="Quotations"><text:s text:c="10"/><text:span text:style-name="T19">label:</text:span><text:span text:style-name="T14"> </text:span><text:span text:style-name="T27">'Sub Item 2.3'</text:span><text:span text:style-name="T14">,</text:span></text:p>
      <text:p text:style-name="Quotations"><text:s text:c="8"/><text:span text:style-name="T14">},</text:span></text:p>
      <text:p text:style-name="Quotations"><text:s text:c="6"/><text:span text:style-name="T14">]</text:span></text:p>
      <text:p text:style-name="Quotations"><text:s text:c="4"/><text:span text:style-name="T14">},</text:span></text:p>
      <text:p text:style-name="Quotations"><text:s text:c="4"/><text:span text:style-name="T14">{</text:span></text:p>
      <text:p text:style-name="Quotations"><text:s text:c="6"/><text:span text:style-name="T19">label:</text:span><text:span text:style-name="T14"> </text:span><text:span text:style-name="T27">'Item 3'</text:span><text:span text:style-name="T14">,</text:span></text:p>
      <text:p text:style-name="Quotations"><text:s text:c="6"/><text:span text:style-name="T19">items:</text:span><text:span text:style-name="T14"> [],</text:span></text:p>
      <text:p text:style-name="Quotations"><text:s text:c="4"/><text:span text:style-name="T14">}</text:span></text:p>
      <text:p text:style-name="Quotations"><text:s text:c="2"/><text:span text:style-name="T14">]</text:span></text:p>
      <text:p text:style-name="Text_20_body"/>
      <text:p text:style-name="Quotations"><text:span text:style-name="T1">&lt;</text:span><text:span text:style-name="T3">cdk-accordion</text:span><text:span text:style-name="T1">&gt;</text:span></text:p>
      <text:p text:style-name="Quotations"><text:s text:c="4"/><text:span text:style-name="T2">&lt;</text:span><text:span text:style-name="T4">cdk-accordion-item</text:span><text:span text:style-name="T14"> #</text:span><text:span text:style-name="T19">accordionItem</text:span><text:span text:style-name="T14">="</text:span><text:span text:style-name="T19">cdkAccordionItem</text:span><text:span text:style-name="T14">" *</text:span><text:span text:style-name="T35">ngFor</text:span><text:span text:style-name="T14">="</text:span><text:span text:style-name="T4">let</text:span><text:span text:style-name="T14"> </text:span><text:span text:style-name="T19">item</text:span><text:span text:style-name="T14"> </text:span><text:span text:style-name="T4">of</text:span><text:span text:style-name="T14"> <text:tab/><text:tab/><text:tab/><text:tab/></text:span><text:span text:style-name="T19">items</text:span><text:span text:style-name="T14">"</text:span><text:span text:style-name="T2">&gt;</text:span></text:p>
      <text:p text:style-name="Quotations"><text:s text:c="7"/><text:span text:style-name="T2">&lt;</text:span><text:span text:style-name="T4">button</text:span><text:span text:style-name="T14"> </text:span><text:span text:style-name="T19">class</text:span><text:span text:style-name="T14">=</text:span><text:span text:style-name="T27">"w-full text-left"</text:span><text:span text:style-name="T14"> </text:span><text:span text:style-name="T19">type</text:span><text:span text:style-name="T14">=</text:span><text:span text:style-name="T27">"button"</text:span><text:span text:style-name="T14"> <text:tab/><text:tab/><text:tab/><text:tab/><text:tab/><text:tab/><text:tab/><text:tab/>(</text:span><text:span text:style-name="T19">click</text:span><text:span text:style-name="T14">)="</text:span><text:span text:style-name="T19">accordionItem</text:span><text:span text:style-name="T14">.</text:span><text:span text:style-name="T33">toggle</text:span><text:span text:style-name="T14">()"</text:span><text:span text:style-name="T2">&gt;</text:span><text:span text:style-name="T14">{{</text:span><text:span text:style-name="T19">item</text:span><text:span text:style-name="T14">.</text:span><text:span text:style-name="T19">label</text:span><text:span text:style-name="T14">}}</text:span><text:span text:style-name="T2">&lt;/</text:span><text:span text:style-name="T4">button</text:span><text:span text:style-name="T2">&gt;</text:span></text:p>
      <text:p text:style-name="Quotations"><text:s text:c="7"/><text:span text:style-name="T2">&lt;</text:span><text:span text:style-name="T4">div</text:span><text:span text:style-name="T14"> [</text:span><text:span text:style-name="T19">style</text:span><text:span text:style-name="T14">.</text:span><text:span text:style-name="T19">display</text:span><text:span text:style-name="T14">]="</text:span><text:span text:style-name="T19">accordionItem</text:span><text:span text:style-name="T14">.</text:span><text:span text:style-name="T19">expanded</text:span><text:span text:style-name="T14"> </text:span><text:span text:style-name="T10">?</text:span><text:span text:style-name="T14"> </text:span><text:span text:style-name="T27">''</text:span><text:span text:style-name="T10">:</text:span><text:span text:style-name="T27">'none'</text:span><text:span text:style-name="T14"> "</text:span><text:span text:style-name="T2">&gt;</text:span></text:p>
      <text:p text:style-name="Quotations"><text:s text:c="10"/><text:span text:style-name="T2">&lt;</text:span><text:span text:style-name="T4">ul</text:span><text:span text:style-name="T2">&gt;</text:span></text:p>
      <text:p text:style-name="Quotations"><text:s text:c="12"/><text:span text:style-name="T2">&lt;</text:span><text:span text:style-name="T4">li</text:span><text:span text:style-name="T14"> *</text:span><text:span text:style-name="T35">ngFor</text:span><text:span text:style-name="T14">="</text:span><text:span text:style-name="T4">let</text:span><text:span text:style-name="T14"> </text:span><text:span text:style-name="T19">subItem</text:span><text:span text:style-name="T14"> </text:span><text:span text:style-name="T4">of</text:span><text:span text:style-name="T14"> </text:span><text:span text:style-name="T19">item</text:span><text:span text:style-name="T14">.</text:span><text:span text:style-name="T19">items</text:span><text:span text:style-name="T14">"</text:span><text:span text:style-name="T2">&gt;</text:span><text:span text:style-name="T14">{{</text:span><text:span text:style-name="T19">subItem</text:span><text:span text:style-name="T14">.</text:span><text:span text:style-name="T19">label</text:span><text:span text:style-name="T14">}}</text:span><text:span text:style-name="T2">&lt;/</text:span><text:span text:style-name="T4">li</text:span><text:span text:style-name="T2">&gt;</text:span></text:p>
      <text:p text:style-name="Quotations"><text:s text:c="10"/><text:span text:style-name="T2">&lt;/</text:span><text:span text:style-name="T4">ul</text:span><text:span text:style-name="T2">&gt;</text:span></text:p>
      <text:p text:style-name="Quotations"><text:s text:c="7"/><text:span text:style-name="T2">&lt;/</text:span><text:span text:style-name="T4">div</text:span><text:span text:style-name="T2">&gt;</text:span></text:p>
      <text:p text:style-name="Quotations"><text:s text:c="3"/><text:span text:style-name="T2">&lt;/</text:span><text:span text:style-name="T4">cdk-accordion-item</text:span><text:span text:style-name="T2">&gt;</text:span></text:p>
      <text:p text:style-name="Quotations"><text:span text:style-name="T2">&lt;/</text:span><text:span text:style-name="T4">cdk-accordion</text:span><text:span text:style-name="T2">&gt;</text:span></text:p>
      <text:p text:style-name="Text_20_body"/>
      <text:p text:style-name="P27">VIDEO 12: Drag and Drop con Ordenamiento</text:p>
      <text:p text:style-name="Quotations"><text:soft-page-break/>@<text:span text:style-name="T12">Component</text:span>({</text:p>
      <text:p text:style-name="Quotations"><text:s text:c="2"/><text:span text:style-name="T19">selector:</text:span><text:span text:style-name="T14"> </text:span><text:span text:style-name="T27">'app-board'</text:span><text:span text:style-name="T14">,</text:span></text:p>
      <text:p text:style-name="Quotations"><text:s text:c="2"/><text:span text:style-name="T19">templateUrl:</text:span><text:span text:style-name="T14"> </text:span><text:span text:style-name="T27">'./board.component.html'</text:span><text:span text:style-name="T14">,</text:span></text:p>
      <text:p text:style-name="Quotations"><text:s text:c="2"/><text:span text:style-name="T37">// estilos para las animaciones</text:span></text:p>
      <text:p text:style-name="Quotations"><text:s text:c="2"/><text:span text:style-name="T19">styles:</text:span><text:span text:style-name="T14"> [</text:span><text:span text:style-name="T27">`</text:span></text:p>
      <text:p text:style-name="Quotations"><text:s text:c="6"/><text:span text:style-name="T37">/* Animate items as they're being sorted. */</text:span></text:p>
      <text:p text:style-name="Quotations"><text:s text:c="4"/><text:span text:style-name="T52">.cdk-drop-list-dragging</text:span><text:span text:style-name="T14"> </text:span><text:span text:style-name="T52">.cdk-drag</text:span><text:span text:style-name="T14"> {</text:span></text:p>
      <text:p text:style-name="Quotations"><text:s text:c="6"/><text:span text:style-name="T19">transition</text:span><text:span text:style-name="T14">: transform </text:span><text:span text:style-name="T53">250ms</text:span><text:span text:style-name="T14"> </text:span><text:span text:style-name="T33">cubic-bezier</text:span><text:span text:style-name="T14">(</text:span><text:span text:style-name="T53">0</text:span><text:span text:style-name="T14">, </text:span><text:span text:style-name="T53">0</text:span><text:span text:style-name="T14">, </text:span><text:span text:style-name="T53">0.2</text:span><text:span text:style-name="T14">, </text:span><text:span text:style-name="T53">1</text:span><text:span text:style-name="T14">);</text:span></text:p>
      <text:p text:style-name="Quotations"><text:s text:c="4"/><text:span text:style-name="T14">}</text:span></text:p>
      <text:p text:style-name="Quotations"/>
      <text:p text:style-name="Quotations"><text:s text:c="4"/><text:span text:style-name="T37">/* Animate an item that has been dropped. */</text:span></text:p>
      <text:p text:style-name="Quotations"><text:s text:c="4"/><text:span text:style-name="T52">.cdk-drag-animating</text:span><text:span text:style-name="T14"> {</text:span></text:p>
      <text:p text:style-name="Quotations"><text:s text:c="6"/><text:span text:style-name="T19">transition</text:span><text:span text:style-name="T14">: transform </text:span><text:span text:style-name="T53">300ms</text:span><text:span text:style-name="T14"> </text:span><text:span text:style-name="T33">cubic-bezier</text:span><text:span text:style-name="T14">(</text:span><text:span text:style-name="T53">0</text:span><text:span text:style-name="T14">, </text:span><text:span text:style-name="T53">0</text:span><text:span text:style-name="T14">, </text:span><text:span text:style-name="T53">0.2</text:span><text:span text:style-name="T14">, </text:span><text:span text:style-name="T53">1</text:span><text:span text:style-name="T14">);</text:span></text:p>
      <text:p text:style-name="Quotations"><text:s text:c="4"/><text:span text:style-name="T14">}</text:span></text:p>
      <text:p text:style-name="Quotations"><text:s text:c="2"/><text:span text:style-name="T27">`</text:span><text:span text:style-name="T14">]</text:span></text:p>
      <text:p text:style-name="Quotations"/>
      <text:p text:style-name="Quotations">})</text:p>
      <text:p text:style-name="Quotations"><text:span text:style-name="T34">export</text:span> <text:span text:style-name="T3">class</text:span> <text:span text:style-name="T12">BoardComponent</text:span> {</text:p>
      <text:p text:style-name="Quotations"/>
      <text:p text:style-name="Quotations"><text:s text:c="2"/><text:span text:style-name="T19">todos</text:span><text:span text:style-name="T10">:</text:span><text:span text:style-name="T14"> </text:span><text:span text:style-name="T13">ToDo</text:span><text:span text:style-name="T14">[] </text:span><text:span text:style-name="T10">=</text:span><text:span text:style-name="T14">[</text:span></text:p>
      <text:p text:style-name="Quotations"><text:s text:c="4"/><text:span text:style-name="T14">{</text:span></text:p>
      <text:p text:style-name="Quotations"><text:s text:c="6"/><text:span text:style-name="T19">id:</text:span><text:span text:style-name="T14"> </text:span><text:span text:style-name="T27">'1'</text:span><text:span text:style-name="T14">,</text:span></text:p>
      <text:p text:style-name="Quotations"><text:s text:c="6"/><text:span text:style-name="T19">title:</text:span><text:span text:style-name="T14"> </text:span><text:span text:style-name="T27">'Task 1'</text:span><text:span text:style-name="T14">,</text:span></text:p>
      <text:p text:style-name="Quotations"><text:s text:c="4"/><text:span text:style-name="T14">},</text:span></text:p>
      <text:p text:style-name="Quotations"><text:s text:c="4"/><text:span text:style-name="T14">{</text:span></text:p>
      <text:p text:style-name="Quotations"><text:s text:c="6"/><text:span text:style-name="T19">id:</text:span><text:span text:style-name="T14"> </text:span><text:span text:style-name="T27">'2'</text:span><text:span text:style-name="T14">,</text:span></text:p>
      <text:p text:style-name="Quotations"><text:s text:c="6"/><text:span text:style-name="T19">title:</text:span><text:span text:style-name="T14"> </text:span><text:span text:style-name="T27">'Task 2'</text:span><text:span text:style-name="T14">,</text:span></text:p>
      <text:p text:style-name="Quotations"><text:s text:c="4"/><text:span text:style-name="T14">},</text:span></text:p>
      <text:p text:style-name="Quotations"><text:s text:c="4"/><text:span text:style-name="T14">{</text:span></text:p>
      <text:p text:style-name="Quotations"><text:s text:c="6"/><text:span text:style-name="T19">id:</text:span><text:span text:style-name="T14"> </text:span><text:span text:style-name="T27">'3'</text:span><text:span text:style-name="T14">,</text:span></text:p>
      <text:p text:style-name="Quotations"><text:s text:c="6"/><text:span text:style-name="T19">title:</text:span><text:span text:style-name="T14"> </text:span><text:span text:style-name="T27">'Task 3'</text:span><text:span text:style-name="T14">,</text:span></text:p>
      <text:p text:style-name="Quotations"><text:s text:c="4"/><text:span text:style-name="T14">}</text:span></text:p>
      <text:p text:style-name="Quotations"><text:s text:c="2"/><text:span text:style-name="T14">]</text:span></text:p>
      <text:p text:style-name="Quotations"/>
      <text:p text:style-name="Quotations"><text:s text:c="2"/><text:span text:style-name="T37">/* Se ejecuta cada vez que se mueve algun elemento dentro del contenedor,</text:span></text:p>
      <text:p text:style-name="Quotations"><text:s text:c="2"/><text:span text:style-name="T14">moveItemInArray, ordena automaticamente los elementos en el array */</text:span></text:p>
      <text:p text:style-name="Quotations"><text:s text:c="2"/><text:span text:style-name="T33">drop</text:span><text:span text:style-name="T14">(</text:span><text:span text:style-name="T19">event</text:span><text:span text:style-name="T10">:</text:span><text:span text:style-name="T13">CdkDragDrop</text:span><text:span text:style-name="T14">&lt;</text:span><text:span text:style-name="T13">any</text:span><text:span text:style-name="T14">[]&gt;){</text:span></text:p>
      <text:p text:style-name="Quotations"><text:s text:c="4"/><text:span text:style-name="T19">console</text:span><text:span text:style-name="T14">.</text:span><text:span text:style-name="T33">log</text:span><text:span text:style-name="T14">(</text:span><text:span text:style-name="T19">event</text:span><text:span text:style-name="T14">);</text:span></text:p>
      <text:p text:style-name="Quotations"><text:s text:c="4"/><text:span text:style-name="T33">moveItemInArray</text:span><text:span text:style-name="T14">(</text:span><text:span text:style-name="T4">this</text:span><text:span text:style-name="T14">.</text:span><text:span text:style-name="T19">todos</text:span><text:span text:style-name="T14">, </text:span><text:span text:style-name="T19">event</text:span><text:span text:style-name="T14">.</text:span><text:span text:style-name="T19">previousIndex</text:span><text:span text:style-name="T14">, </text:span><text:span text:style-name="T19">event</text:span><text:span text:style-name="T14">.</text:span><text:span text:style-name="T19">currentIndex</text:span><text:span text:style-name="T14">);</text:span></text:p>
      <text:p text:style-name="Quotations"><text:s text:c="2"/><text:span text:style-name="T14">}</text:span></text:p>
      <text:p text:style-name="Quotations">}</text:p>
      <text:p text:style-name="P31"/>
      <text:p text:style-name="Quotations"><text:span text:style-name="T1">&lt;</text:span><text:span text:style-name="T3">div</text:span></text:p>
      <text:p text:style-name="Quotations"><text:s text:c="5"/><text:span text:style-name="T19">class</text:span><text:span text:style-name="T14">=</text:span><text:span text:style-name="T27">"mt-2 text-sm"</text:span></text:p>
      <text:p text:style-name="Quotations"><text:span text:style-name="T27"><text:tab/><text:tab/></text:span><text:span text:style-name="T48">// </text:span><text:span text:style-name="T50">contenedor de zona donde soltar</text:span></text:p>
      <text:p text:style-name="Quotations"><text:s text:c="5"/><text:span text:style-name="T19">cdkDropList</text:span></text:p>
      <text:p text:style-name="Quotations"><text:s text:c="5"/><text:span text:style-name="T14">(</text:span><text:span text:style-name="T19">cdkDropListDropped</text:span><text:span text:style-name="T14">)="</text:span><text:span text:style-name="T33">drop</text:span><text:span text:style-name="T14">(</text:span><text:span text:style-name="T19">$event</text:span><text:span text:style-name="T14">)"</text:span></text:p>
      <text:p text:style-name="Quotations"><text:s text:c="4"/><text:span text:style-name="T2">&gt;</text:span></text:p>
      <text:p text:style-name="Quotations"><text:s text:c="5"/><text:span text:style-name="T2">&lt;</text:span><text:span text:style-name="T4">div</text:span></text:p>
      <text:p text:style-name="Quotations"><text:s text:c="6"/><text:span text:style-name="T19">class</text:span><text:span text:style-name="T14">=</text:span><text:span text:style-name="T27">"p-2 mt-2 bg-white border-b rounded shadow cursor-pointer border-x-gray- <text:tab/><text:tab/><text:tab/>300 hover:bg-gray-400"</text:span></text:p>
      <text:p text:style-name="P22"><text:span text:style-name="T27"><text:tab/><text:tab/></text:span><text:span text:style-name="T48">// </text:span><text:span text:style-name="T50">elemento arrastable</text:span></text:p>
      <text:p text:style-name="Quotations"><text:soft-page-break/><text:s text:c="6"/><text:span text:style-name="T19">cdkDrag</text:span></text:p>
      <text:p text:style-name="Quotations"><text:s text:c="6"/><text:span text:style-name="T14">*</text:span><text:span text:style-name="T35">ngFor</text:span><text:span text:style-name="T14">="</text:span><text:span text:style-name="T4">let</text:span><text:span text:style-name="T14"> </text:span><text:span text:style-name="T19">todo</text:span><text:span text:style-name="T14"> </text:span><text:span text:style-name="T4">of</text:span><text:span text:style-name="T14"> </text:span><text:span text:style-name="T19">todos</text:span><text:span text:style-name="T14">"</text:span></text:p>
      <text:p text:style-name="Quotations"><text:s text:c="5"/><text:span text:style-name="T2">&gt;</text:span></text:p>
      <text:p text:style-name="Quotations"><text:s text:c="6"/><text:span text:style-name="T14">{{ </text:span><text:span text:style-name="T19">todo</text:span><text:span text:style-name="T14">.</text:span><text:span text:style-name="T19">title</text:span><text:span text:style-name="T14"> }}</text:span></text:p>
      <text:p text:style-name="Quotations"><text:s text:c="5"/><text:span text:style-name="T2">&lt;/</text:span><text:span text:style-name="T4">div</text:span><text:span text:style-name="T2">&gt;</text:span></text:p>
      <text:p text:style-name="Quotations"><text:s text:c="4"/><text:span text:style-name="T2">&lt;/</text:span><text:span text:style-name="T4">div</text:span><text:span text:style-name="T2">&gt;</text:span></text:p>
      <text:p text:style-name="Quotations"><text:s text:c="3"/><text:span text:style-name="T2">&lt;/</text:span><text:span text:style-name="T4">div</text:span><text:span text:style-name="T2">&gt;</text:span></text:p>
      <text:p text:style-name="P27"/>
      <text:p text:style-name="P28">+ VIDEO 14: Transferir entre columnas:</text:p>
      <text:p text:style-name="Quotations">&lt;!-- cdkDropListGroup, se coloca al contenedor Padre --&gt;</text:p>
      <text:p text:style-name="Quotations"><text:s text:c="4"/><text:span text:style-name="T2">&lt;</text:span><text:span text:style-name="T4">div</text:span><text:span text:style-name="T14"> </text:span><text:span text:style-name="T19">class</text:span><text:span text:style-name="T14">=</text:span><text:span text:style-name="T27">"flex items-start w-full h-full"</text:span><text:span text:style-name="T14"> </text:span><text:span text:style-name="T19">cdkDropListGroup</text:span><text:span text:style-name="T2">&gt;</text:span></text:p>
      <text:p text:style-name="Quotations"/>
      <text:p text:style-name="Quotations"><text:s text:c="6"/><text:span text:style-name="T37">&lt;!-- Column To Do --&gt;</text:span></text:p>
      <text:p text:style-name="Quotations"><text:s text:c="6"/><text:span text:style-name="T2">&lt;</text:span><text:span text:style-name="T4">div</text:span><text:span text:style-name="T14"> </text:span><text:span text:style-name="T19">class</text:span><text:span text:style-name="T14">=</text:span><text:span text:style-name="T27">"p-2 mr-3 bg-gray-200 rounded w-72"</text:span><text:span text:style-name="T2">&gt;</text:span></text:p>
      <text:p text:style-name="Quotations"><text:s text:c="8"/><text:span text:style-name="T2">&lt;</text:span><text:span text:style-name="T4">div</text:span><text:span text:style-name="T14"> </text:span><text:span text:style-name="T19">class</text:span><text:span text:style-name="T14">=</text:span><text:span text:style-name="T27">"flex justify-between py-1"</text:span><text:span text:style-name="T2">&gt;</text:span></text:p>
      <text:p text:style-name="Quotations"><text:s text:c="10"/><text:span text:style-name="T2">&lt;</text:span><text:span text:style-name="T4">h3</text:span><text:span text:style-name="T14"> </text:span><text:span text:style-name="T19">class</text:span><text:span text:style-name="T14">=</text:span><text:span text:style-name="T27">"ml-2 text-sm font-bold"</text:span><text:span text:style-name="T2">&gt;</text:span><text:span text:style-name="T14">To Do</text:span><text:span text:style-name="T2">&lt;/</text:span><text:span text:style-name="T4">h3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8"/><text:span text:style-name="T37">&lt;!-- [cdkDropListData]="todos", se le pasa el Array que se esta manejando en <text:tab/><text:tab/><text:tab/><text:tab/>la columna --&gt;</text:span></text:p>
      <text:p text:style-name="Quotations"><text:s text:c="8"/><text:span text:style-name="T2">&lt;</text:span><text:span text:style-name="T4">div</text:span></text:p>
      <text:p text:style-name="Quotations"><text:s text:c="10"/><text:span text:style-name="T19">class</text:span><text:span text:style-name="T14">=</text:span><text:span text:style-name="T27">"mt-2 text-sm min-h-[2.5rem]"</text:span></text:p>
      <text:p text:style-name="Quotations"><text:s text:c="10"/><text:span text:style-name="T19">cdkDropList</text:span></text:p>
      <text:p text:style-name="Quotations"><text:s text:c="10"/><text:span text:style-name="T14">(</text:span><text:span text:style-name="T19">cdkDropListDropped</text:span><text:span text:style-name="T14">)="</text:span><text:span text:style-name="T33">drop</text:span><text:span text:style-name="T14">(</text:span><text:span text:style-name="T19">$event</text:span><text:span text:style-name="T14">)"</text:span></text:p>
      <text:p text:style-name="Quotations"><text:s text:c="10"/><text:span text:style-name="T14">[</text:span><text:span text:style-name="T19">cdkDropListData</text:span><text:span text:style-name="T14">]="</text:span><text:span text:style-name="T19">todos</text:span><text:span text:style-name="T14">"</text:span></text:p>
      <text:p text:style-name="Quotations"><text:s text:c="8"/><text:span text:style-name="T2">&gt;</text:span></text:p>
      <text:p text:style-name="Quotations"><text:s text:c="10"/><text:span text:style-name="T2">&lt;</text:span><text:span text:style-name="T4">div</text:span></text:p>
      <text:p text:style-name="Quotations"><text:s text:c="12"/><text:span text:style-name="T19">class</text:span><text:span text:style-name="T14">=</text:span><text:span text:style-name="T27">"p-2 mt-2 bg-white border-b rounded shadow cursor-pointer border-x-<text:tab/><text:tab/><text:tab/><text:tab/>gray-300 hover:bg-gray-400"</text:span></text:p>
      <text:p text:style-name="Quotations"><text:s text:c="12"/><text:span text:style-name="T19">cdkDrag</text:span></text:p>
      <text:p text:style-name="Quotations"><text:s text:c="12"/><text:span text:style-name="T14">*</text:span><text:span text:style-name="T35">ngFor</text:span><text:span text:style-name="T14">="</text:span><text:span text:style-name="T4">let</text:span><text:span text:style-name="T14"> </text:span><text:span text:style-name="T19">todo</text:span><text:span text:style-name="T14"> </text:span><text:span text:style-name="T4">of</text:span><text:span text:style-name="T14"> </text:span><text:span text:style-name="T19">todos</text:span><text:span text:style-name="T14">"</text:span></text:p>
      <text:p text:style-name="Quotations"><text:s text:c="10"/><text:span text:style-name="T2">&gt;</text:span></text:p>
      <text:p text:style-name="Quotations"><text:s text:c="12"/><text:span text:style-name="T14">{{ </text:span><text:span text:style-name="T19">todo</text:span><text:span text:style-name="T14">.</text:span><text:span text:style-name="T19">title</text:span><text:span text:style-name="T14"> }}</text:span></text:p>
      <text:p text:style-name="Quotations"><text:s text:c="10"/><text:span text:style-name="T2">&lt;/</text:span><text:span text:style-name="T4">div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6"/><text:span text:style-name="T2">&lt;/</text:span><text:span text:style-name="T4">div</text:span><text:span text:style-name="T2">&gt;</text:span></text:p>
      <text:p text:style-name="Quotations"/>
      <text:p text:style-name="Quotations"><text:s text:c="6"/><text:span text:style-name="T37">&lt;!-- Column Doing --&gt;</text:span></text:p>
      <text:p text:style-name="Quotations"><text:s text:c="6"/><text:span text:style-name="T2">&lt;</text:span><text:span text:style-name="T4">div</text:span><text:span text:style-name="T14"> </text:span><text:span text:style-name="T19">class</text:span><text:span text:style-name="T14">=</text:span><text:span text:style-name="T27">"p-2 mr-3 bg-gray-200 rounded w-72"</text:span><text:span text:style-name="T2">&gt;</text:span></text:p>
      <text:p text:style-name="Quotations"><text:s text:c="8"/><text:span text:style-name="T2">&lt;</text:span><text:span text:style-name="T4">div</text:span><text:span text:style-name="T14"> </text:span><text:span text:style-name="T19">class</text:span><text:span text:style-name="T14">=</text:span><text:span text:style-name="T27">"flex justify-between py-1"</text:span><text:span text:style-name="T2">&gt;</text:span></text:p>
      <text:p text:style-name="Quotations"><text:s text:c="10"/><text:span text:style-name="T2">&lt;</text:span><text:span text:style-name="T4">h3</text:span><text:span text:style-name="T14"> </text:span><text:span text:style-name="T19">class</text:span><text:span text:style-name="T14">=</text:span><text:span text:style-name="T27">"ml-2 text-sm font-bold"</text:span><text:span text:style-name="T2">&gt;</text:span><text:span text:style-name="T14">Doing</text:span><text:span text:style-name="T2">&lt;/</text:span><text:span text:style-name="T4">h3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/>
      <text:p text:style-name="Quotations"><text:s text:c="8"/><text:span text:style-name="T2">&lt;</text:span><text:span text:style-name="T4">div</text:span></text:p>
      <text:p text:style-name="Quotations"><text:s text:c="10"/><text:span text:style-name="T19">class</text:span><text:span text:style-name="T14">=</text:span><text:span text:style-name="T27">"mt-2 text-sm min-h-[2.5rem]"</text:span></text:p>
      <text:p text:style-name="Quotations"><text:s text:c="10"/><text:span text:style-name="T19">cdkDropList</text:span></text:p>
      <text:p text:style-name="Quotations"><text:s text:c="10"/><text:span text:style-name="T14">(</text:span><text:span text:style-name="T19">cdkDropListDropped</text:span><text:span text:style-name="T14">)="</text:span><text:span text:style-name="T33">drop</text:span><text:span text:style-name="T14">(</text:span><text:span text:style-name="T19">$event</text:span><text:span text:style-name="T14">)"</text:span></text:p>
      <text:p text:style-name="Quotations"><text:s text:c="10"/><text:span text:style-name="T14">[</text:span><text:span text:style-name="T19">cdkDropListData</text:span><text:span text:style-name="T14">]="</text:span><text:span text:style-name="T19">doing</text:span><text:span text:style-name="T14">"</text:span></text:p>
      <text:p text:style-name="Quotations"><text:s text:c="8"/><text:span text:style-name="T2">&gt;</text:span></text:p>
      <text:p text:style-name="Quotations"><text:s text:c="10"/><text:span text:style-name="T2">&lt;</text:span><text:span text:style-name="T4">div</text:span></text:p>
      <text:p text:style-name="Quotations"><text:s text:c="12"/><text:span text:style-name="T19">class</text:span><text:span text:style-name="T14">=</text:span><text:span text:style-name="T27">"p-2 mt-2 bg-white border-b rounded shadow cursor-pointer border-x-<text:tab/><text:tab/><text:tab/><text:tab/>gray-300 hover:bg-gray-400"</text:span></text:p>
      <text:p text:style-name="Quotations"><text:soft-page-break/><text:s text:c="12"/><text:span text:style-name="T19">cdkDrag</text:span></text:p>
      <text:p text:style-name="Quotations"><text:s text:c="12"/><text:span text:style-name="T14">*</text:span><text:span text:style-name="T35">ngFor</text:span><text:span text:style-name="T14">="</text:span><text:span text:style-name="T4">let</text:span><text:span text:style-name="T14"> </text:span><text:span text:style-name="T19">todo</text:span><text:span text:style-name="T14"> </text:span><text:span text:style-name="T4">of</text:span><text:span text:style-name="T14"> </text:span><text:span text:style-name="T19">doing</text:span><text:span text:style-name="T14">"</text:span></text:p>
      <text:p text:style-name="Quotations"><text:s text:c="10"/><text:span text:style-name="T2">&gt;</text:span></text:p>
      <text:p text:style-name="Quotations"><text:s text:c="12"/><text:span text:style-name="T14">{{ </text:span><text:span text:style-name="T19">todo</text:span><text:span text:style-name="T14">.</text:span><text:span text:style-name="T19">title</text:span><text:span text:style-name="T14"> }}</text:span></text:p>
      <text:p text:style-name="Quotations"><text:s text:c="10"/><text:span text:style-name="T2">&lt;/</text:span><text:span text:style-name="T4">div</text:span><text:span text:style-name="T2">&gt;</text:span></text:p>
      <text:p text:style-name="Quotations"><text:s text:c="8"/><text:span text:style-name="T2">&lt;/</text:span><text:span text:style-name="T4">div</text:span><text:span text:style-name="T2">&gt;</text:span></text:p>
      <text:p text:style-name="Quotations"><text:s text:c="6"/><text:span text:style-name="T2">&lt;/</text:span><text:span text:style-name="T4">div</text:span><text:span text:style-name="T2">&gt;</text:span></text:p>
      <text:p text:style-name="P28"/>
      <text:p text:style-name="P35">+ VIDEO 15 Modales y diálogos:</text:p>
      <text:p text:style-name="P35">- Los modales incrustan otro componente</text:p>
      <text:p text:style-name="P36">+ todo-dialog.component.ts</text:p>
      <text:p text:style-name="Quotations"><text:span text:style-name="T34">import</text:span> {<text:span text:style-name="T18">DialogRef</text:span>} <text:span text:style-name="T34">from</text:span> <text:span text:style-name="T26">'@angular/cdk/dialog'</text:span>;</text:p>
      <text:p text:style-name="Quotations"><text:span text:style-name="T4">constructor</text:span><text:span text:style-name="T14">(</text:span><text:span text:style-name="T4">private</text:span><text:span text:style-name="T14"> </text:span><text:span text:style-name="T19">dialogRef</text:span><text:span text:style-name="T10">:</text:span><text:span text:style-name="T14"> </text:span><text:span text:style-name="T13">DialogRef</text:span><text:span text:style-name="T14">){}</text:span></text:p>
      <text:p text:style-name="Quotations"/>
      <text:p text:style-name="Quotations"><text:s/><text:span text:style-name="T33">close</text:span><text:span text:style-name="T14">(){</text:span></text:p>
      <text:p text:style-name="Quotations"><text:s text:c="2"/><text:span text:style-name="T4">this</text:span><text:span text:style-name="T14">.</text:span><text:span text:style-name="T19">dialogRef</text:span><text:span text:style-name="T14">.</text:span><text:span text:style-name="T33">close</text:span><text:span text:style-name="T14">();</text:span></text:p>
      <text:p text:style-name="Quotations"><text:s/><text:span text:style-name="T14">}</text:span></text:p>
      <text:p text:style-name="P36"/>
      <text:p text:style-name="P36">+ todo-dialog.component.html</text:p>
      <text:p text:style-name="P36">// lo que se quiere mostrar en el dialog</text:p>
      <text:p text:style-name="P36">+ componente donde mostrar el dialog .ts:</text:p>
      <text:p text:style-name="Quotations"><text:span text:style-name="T32">openDialog</text:span>() {</text:p>
      <text:p text:style-name="Quotations"><text:s text:c="2"/><text:span text:style-name="T4">this</text:span><text:span text:style-name="T14">.</text:span><text:span text:style-name="T19">dialog</text:span><text:span text:style-name="T14">.</text:span><text:span text:style-name="T33">open</text:span><text:span text:style-name="T14">(</text:span><text:span text:style-name="T13">TodoDialogComponent</text:span><text:span text:style-name="T14">, {</text:span></text:p>
      <text:p text:style-name="Quotations"><text:s text:c="3"/><text:span text:style-name="T19">minWidth:</text:span><text:span text:style-name="T14"> </text:span><text:span text:style-name="T27">'25%'</text:span><text:span text:style-name="T14">,</text:span></text:p>
      <text:p text:style-name="Quotations"><text:s text:c="3"/><text:span text:style-name="T19">maxWidth:</text:span><text:span text:style-name="T14"> </text:span><text:span text:style-name="T27">'50%'</text:span></text:p>
      <text:p text:style-name="Quotations"><text:s text:c="2"/><text:span text:style-name="T14">})</text:span></text:p>
      <text:p text:style-name="Quotations"><text:s/><text:span text:style-name="T14">}</text:span></text:p>
      <text:p text:style-name="Quotations"><text:span text:style-name="T14"/></text:p>
      <text:p text:style-name="Quotations"><text:span text:style-name="T2">&lt;</text:span><text:span text:style-name="T4">div</text:span></text:p>
      <text:p text:style-name="Quotations"><text:span text:style-name="T19"><text:tab/>class</text:span><text:span text:style-name="T14">=</text:span><text:span text:style-name="T27">"p-2 mt-2 bg-white border-b rounded shadow cursor-pointer border-x-gray-300 <text:tab/>hover:bg-gray-400"</text:span></text:p>
      <text:p text:style-name="Quotations"><text:s text:c="2"/><text:span text:style-name="T19">cdkDrag</text:span></text:p>
      <text:p text:style-name="Quotations"><text:s text:c="2"/><text:span text:style-name="T14">(</text:span><text:span text:style-name="T19">click</text:span><text:span text:style-name="T14">)="</text:span><text:span text:style-name="T33">openDialog</text:span><text:span text:style-name="T14">()"</text:span></text:p>
      <text:p text:style-name="Quotations"><text:s text:c="2"/><text:span text:style-name="T14">*</text:span><text:span text:style-name="T35">ngFor</text:span><text:span text:style-name="T14">="</text:span><text:span text:style-name="T4">let</text:span><text:span text:style-name="T14"> </text:span><text:span text:style-name="T19">todo</text:span><text:span text:style-name="T14"> </text:span><text:span text:style-name="T4">of</text:span><text:span text:style-name="T14"> </text:span><text:span text:style-name="T19">col</text:span><text:span text:style-name="T14">.</text:span><text:span text:style-name="T19">todos</text:span><text:span text:style-name="T14">"</text:span></text:p>
      <text:p text:style-name="Quotations"><text:s text:c="2"/><text:span text:style-name="T2">&gt;</text:span></text:p>
      <text:p text:style-name="Quotations"><text:span text:style-name="T14"/></text:p>
      <text:p text:style-name="P37">+ VIDEO 16: Modales recibiendo y devolviendo información:</text:p>
      <text:p text:style-name="Quotations"><text:span text:style-name="T3">interface</text:span> <text:span text:style-name="T12">InputData</text:span>{</text:p>
      <text:p text:style-name="Quotations"><text:s/><text:span text:style-name="T19">todo</text:span><text:span text:style-name="T10">:</text:span><text:span text:style-name="T14"> </text:span><text:span text:style-name="T13">ToDo</text:span></text:p>
      <text:p text:style-name="Quotations">}</text:p>
      <text:p text:style-name="Quotations"><text:span text:style-name="T3">interface</text:span> <text:span text:style-name="T12">OutputData</text:span>{</text:p>
      <text:p text:style-name="Quotations"><text:s/><text:span text:style-name="T19">rta</text:span><text:span text:style-name="T10">:</text:span><text:span text:style-name="T14"> </text:span><text:span text:style-name="T13">boolean</text:span></text:p>
      <text:p text:style-name="Quotations">}</text:p>
      <text:p text:style-name="Quotations"/>
      <text:p text:style-name="Quotations"><text:span text:style-name="T4">constructor</text:span><text:span text:style-name="T14">(</text:span></text:p>
      <text:p text:style-name="Quotations"><text:s text:c="2"/><text:span text:style-name="T4">private</text:span><text:span text:style-name="T14"> </text:span><text:span text:style-name="T19">dialogRef</text:span><text:span text:style-name="T10">:</text:span><text:span text:style-name="T14"> </text:span><text:span text:style-name="T13">DialogRef</text:span><text:span text:style-name="T14">&lt;</text:span><text:span text:style-name="T13">OutputData</text:span><text:span text:style-name="T14">&gt;,</text:span></text:p>
      <text:p text:style-name="Quotations"><text:soft-page-break/><text:s text:c="2"/><text:span text:style-name="T14">@</text:span><text:span text:style-name="T13">Inject</text:span><text:span text:style-name="T14">(</text:span><text:span text:style-name="T7">DIALOG_DATA</text:span><text:span text:style-name="T14">) </text:span><text:span text:style-name="T19">data</text:span><text:span text:style-name="T10">:</text:span><text:span text:style-name="T14"> </text:span><text:span text:style-name="T13">InputData</text:span></text:p>
      <text:p text:style-name="Quotations"><text:s/><text:span text:style-name="T14">){</text:span></text:p>
      <text:p text:style-name="Quotations"><text:s text:c="2"/><text:span text:style-name="T4">this</text:span><text:span text:style-name="T14">.</text:span><text:span text:style-name="T19">todo</text:span><text:span text:style-name="T14"> </text:span><text:span text:style-name="T10">=</text:span><text:span text:style-name="T14"> </text:span><text:span text:style-name="T19">data</text:span><text:span text:style-name="T14">.</text:span><text:span text:style-name="T19">todo</text:span><text:span text:style-name="T14">;</text:span></text:p>
      <text:p text:style-name="Quotations"><text:s/><text:span text:style-name="T14">}</text:span></text:p>
      <text:p text:style-name="Quotations"><text:s/></text:p>
      <text:p text:style-name="P30"><text:s/><text:span text:style-name="T37">// </text:span><text:span text:style-name="T38">Cerramos sin retornar nada</text:span></text:p>
      <text:p text:style-name="Quotations"><text:s/><text:span text:style-name="T33">close</text:span><text:span text:style-name="T14">(){</text:span></text:p>
      <text:p text:style-name="Quotations"><text:s text:c="2"/><text:span text:style-name="T4">this</text:span><text:span text:style-name="T14">.</text:span><text:span text:style-name="T19">dialogRef</text:span><text:span text:style-name="T14">.</text:span><text:span text:style-name="T33">close</text:span><text:span text:style-name="T14">();</text:span></text:p>
      <text:p text:style-name="Quotations"><text:s/><text:span text:style-name="T14">}</text:span></text:p>
      <text:p text:style-name="Quotations"><text:s/></text:p>
      <text:p text:style-name="Quotations"><text:s/><text:span text:style-name="T37">// Al cerrar retornamos rta:true</text:span></text:p>
      <text:p text:style-name="Quotations"><text:s/><text:span text:style-name="T33">closeWithRta</text:span><text:span text:style-name="T14">(</text:span><text:span text:style-name="T19">rta</text:span><text:span text:style-name="T10">:</text:span><text:span text:style-name="T14"> </text:span><text:span text:style-name="T13">boolean</text:span><text:span text:style-name="T14">){</text:span></text:p>
      <text:p text:style-name="Quotations"><text:s text:c="2"/><text:span text:style-name="T4">this</text:span><text:span text:style-name="T14">.</text:span><text:span text:style-name="T19">dialogRef</text:span><text:span text:style-name="T14">.</text:span><text:span text:style-name="T33">close</text:span><text:span text:style-name="T14">({</text:span></text:p>
      <text:p text:style-name="Quotations"><text:s text:c="3"/><text:span text:style-name="T19">rta:</text:span><text:span text:style-name="T14"> </text:span><text:span text:style-name="T19">rta</text:span><text:span text:style-name="T14">,</text:span></text:p>
      <text:p text:style-name="Quotations"><text:s text:c="2"/><text:span text:style-name="T14">});</text:span></text:p>
      <text:p text:style-name="Quotations"><text:s/><text:span text:style-name="T14">}</text:span></text:p>
      <text:p text:style-name="Quotations"/>
      <text:p text:style-name="Quotations"><text:span text:style-name="T1">&lt;</text:span><text:span text:style-name="T3">div</text:span> <text:span text:style-name="T18">class</text:span>=<text:span text:style-name="T26">"flex space-x-2"</text:span><text:span text:style-name="T1">&gt;</text:span></text:p>
      <text:p text:style-name="Quotations"><text:span text:style-name="T2"><text:tab/>&lt;</text:span><text:span text:style-name="T4">app-btn</text:span><text:span text:style-name="T14"> </text:span><text:span text:style-name="T19">type</text:span><text:span text:style-name="T14">=</text:span><text:span text:style-name="T27">"button"</text:span><text:span text:style-name="T14"> (</text:span><text:span text:style-name="T19">click</text:span><text:span text:style-name="T14">)="</text:span><text:span text:style-name="T33">closeWithRta</text:span><text:span text:style-name="T14">(</text:span><text:span text:style-name="T4">true</text:span><text:span text:style-name="T14">)"</text:span><text:span text:style-name="T2">&gt;</text:span><text:span text:style-name="T14">Si</text:span><text:span text:style-name="T2">&lt;/</text:span><text:span text:style-name="T4">app-btn</text:span><text:span text:style-name="T2">&gt;</text:span></text:p>
      <text:p text:style-name="Quotations"><text:span text:style-name="T2"><text:tab/>&lt;</text:span><text:span text:style-name="T4">app-btn</text:span><text:span text:style-name="T14"> </text:span><text:span text:style-name="T19">type</text:span><text:span text:style-name="T14">=</text:span><text:span text:style-name="T27">"button"</text:span><text:span text:style-name="T14"> (</text:span><text:span text:style-name="T19">click</text:span><text:span text:style-name="T14">)="</text:span><text:span text:style-name="T33">closeWithRta</text:span><text:span text:style-name="T14">(</text:span><text:span text:style-name="T4">false</text:span><text:span text:style-name="T14">)"</text:span><text:span text:style-name="T2">&gt;</text:span><text:span text:style-name="T14">No</text:span><text:span text:style-name="T2">&lt;/</text:span><text:span text:style-name="T4">app-btn</text:span><text:span text:style-name="T2">&gt;</text:span></text:p>
      <text:p text:style-name="Quotations"><text:span text:style-name="T2">&lt;/</text:span><text:span text:style-name="T4">div</text:span><text:span text:style-name="T2">&gt;</text:span></text:p>
      <text:p text:style-name="Quotations"/>
      <text:p text:style-name="Text_20_body"/>
      <text:p text:style-name="P38">+ VIDEO 18: virtual scrollin: se utiliza para la renderización de lista muy extensas, ya que va renderizando los productos, a medida que se va haciendo scroll, no renderiza todo de una sola vez</text:p>
      <text:p text:style-name="P38">- En app.module.ts:</text:p>
      <text:p text:style-name="P32"><text:span text:style-name="T34">import</text:span> {<text:span text:style-name="T18">ScrollingModule</text:span>} <text:span text:style-name="T34">from</text:span> <text:span text:style-name="T26">'@angular/cdk/scrolling'</text:span>;</text:p>
      <text:p text:style-name="P32"/>
      <text:p text:style-name="Text_20_body">- <text:span text:style-name="T54">En component.html</text:span></text:p>
      <text:p text:style-name="Quotations"><text:span text:style-name="T1">&lt;</text:span><text:span text:style-name="T3">cdk-virtual-scroll-viewport</text:span> <text:span text:style-name="T25">itemSize</text:span><text:span text:style-name="T56">=</text:span><text:span text:style-name="T31">"50"</text:span> <text:span text:style-name="T18">class</text:span>=<text:span text:style-name="T26">"w-full mt-2 overflow-y-scroll bg-white border rounded h-96"</text:span><text:span text:style-name="T1">&gt;</text:span></text:p>
      <text:p text:style-name="Quotations"><text:span text:style-name="T2"><text:tab/>&lt;</text:span><text:span text:style-name="T4">div</text:span><text:span text:style-name="T14"> </text:span><text:span text:style-name="T19">class</text:span><text:span text:style-name="T14">=</text:span><text:span text:style-name="T27">"flex items-center space-x-4"</text:span><text:span text:style-name="T14"> </text:span><text:span text:style-name="T17">*</text:span><text:span text:style-name="T23">cdkVirtualFor</text:span><text:span text:style-name="T14">="</text:span><text:span text:style-name="T4">let</text:span><text:span text:style-name="T14"> </text:span><text:span text:style-name="T19">pro</text:span><text:span text:style-name="T14"> </text:span><text:span text:style-name="T4">of</text:span><text:span text:style-name="T14"> </text:span><text:span text:style-name="T19">products</text:span><text:span text:style-name="T14">"</text:span><text:span text:style-name="T2">&gt;</text:span></text:p>
      <text:p text:style-name="Quotations"><text:span text:style-name="T2"><text:tab/>&lt;</text:span><text:span text:style-name="T4">a</text:span></text:p>
      <text:p text:style-name="Quotations"><text:span text:style-name="T19"><text:tab/>href</text:span><text:span text:style-name="T14">=</text:span><text:span text:style-name="T27">"#"</text:span></text:p>
      <text:p text:style-name="Quotations"><text:span text:style-name="T19"><text:tab/>class</text:span><text:span text:style-name="T14">=</text:span><text:span text:style-name="T27">"flex flex-col items-center w-full bg-white border border-gray-200 rounded-lg <text:tab/>shadow md:flex-row md:max-w-xl hover:bg-gray-100 dark:border-gray-700 dark:bg-gray-<text:tab/>800 dark:hover:bg-gray-700"</text:span></text:p>
      <text:p text:style-name="Quotations"><text:span text:style-name="T2"><text:tab/>&gt;</text:span></text:p>
      <text:p text:style-name="Quotations"><text:span text:style-name="T2"><text:tab/>&lt;</text:span><text:span text:style-name="T4">img</text:span></text:p>
      <text:p text:style-name="P38">** itemSize, se utiliza para indicarle el tamaño de cada elementos</text:p>
      <text:p text:style-name="P38">** cdkVirtualFor, itera los elementos de manera dinámica</text:p>
      <text:p text:style-name="P40">+ VIDEO 19: Tablas:</text:p>
      <text:p text:style-name="P39">- En app.module.ts:</text:p>
      <text:p text:style-name="P33"><text:span text:style-name="T34">import</text:span> {<text:span text:style-name="T18">CdkTableModule</text:span>} <text:span text:style-name="T34">from</text:span> <text:span text:style-name="T26">'@angular/cdk/table'</text:span>;</text:p>
      <text:p text:style-name="P33"/>
      <text:p text:style-name="Text_20_body">- En component.<text:span text:style-name="T57">ts</text:span></text:p>
      <text:p text:style-name="Quotations"><text:span text:style-name="T18">products</text:span><text:span text:style-name="T9">:</text:span> <text:span text:style-name="T12">Product</text:span>[] <text:span text:style-name="T9">=</text:span> [];</text:p>
      <text:p text:style-name="Quotations"><text:soft-page-break/><text:s/><text:span text:style-name="T19">columns</text:span><text:span text:style-name="T10">:</text:span><text:span text:style-name="T14"> </text:span><text:span text:style-name="T13">string</text:span><text:span text:style-name="T14">[] </text:span><text:span text:style-name="T10">=</text:span><text:span text:style-name="T14"> [</text:span><text:span text:style-name="T27">'id'</text:span><text:span text:style-name="T14">, </text:span><text:span text:style-name="T27">'title'</text:span><text:span text:style-name="T14">, </text:span><text:span text:style-name="T27">'price'</text:span><text:span text:style-name="T14">, </text:span><text:span text:style-name="T27">'cover'</text:span><text:span text:style-name="T14">];</text:span></text:p>
      <text:p text:style-name="Quotations"/>
      <text:p text:style-name="Quotations"><text:s/><text:span text:style-name="T4">constructor</text:span><text:span text:style-name="T14">(</text:span></text:p>
      <text:p text:style-name="Quotations"><text:s text:c="2"/><text:span text:style-name="T4">private</text:span><text:span text:style-name="T14"> </text:span><text:span text:style-name="T19">http</text:span><text:span text:style-name="T10">:</text:span><text:span text:style-name="T14"> </text:span><text:span text:style-name="T13">HttpClient</text:span></text:p>
      <text:p text:style-name="Quotations"><text:s/><text:span text:style-name="T14">){}</text:span></text:p>
      <text:p text:style-name="Quotations"/>
      <text:p text:style-name="Quotations"><text:s/><text:span text:style-name="T33">ngOnInit</text:span><text:span text:style-name="T14">()</text:span><text:span text:style-name="T10">:</text:span><text:span text:style-name="T14"> </text:span><text:span text:style-name="T13">void</text:span><text:span text:style-name="T14"> {</text:span></text:p>
      <text:p text:style-name="Quotations"><text:s text:c="2"/><text:span text:style-name="T4">this</text:span><text:span text:style-name="T14">.</text:span><text:span text:style-name="T19">http</text:span><text:span text:style-name="T14">.</text:span><text:span text:style-name="T33">get</text:span><text:span text:style-name="T14">&lt;</text:span><text:span text:style-name="T13">Product</text:span><text:span text:style-name="T14">[]&gt;(</text:span><text:span text:style-name="T27">'https://api.escuelajs.co/api/v1/products'</text:span><text:span text:style-name="T14">)</text:span></text:p>
      <text:p text:style-name="Quotations"><text:s text:c="2"/><text:span text:style-name="T14">.</text:span><text:span text:style-name="T33">subscribe</text:span><text:span text:style-name="T14">(</text:span><text:span text:style-name="T19">data</text:span><text:span text:style-name="T14"> </text:span><text:span text:style-name="T4">=&gt;</text:span><text:span text:style-name="T14"> {</text:span></text:p>
      <text:p text:style-name="Quotations"><text:s text:c="3"/><text:span text:style-name="T4">this</text:span><text:span text:style-name="T14">.</text:span><text:span text:style-name="T19">products</text:span><text:span text:style-name="T14"> </text:span><text:span text:style-name="T10">=</text:span><text:span text:style-name="T14"> </text:span><text:span text:style-name="T19">data</text:span><text:span text:style-name="T14">;</text:span></text:p>
      <text:p text:style-name="Quotations"><text:s text:c="2"/><text:span text:style-name="T14">})</text:span></text:p>
      <text:p text:style-name="Quotations"><text:s/><text:span text:style-name="T14">}</text:span></text:p>
      <text:p text:style-name="Text_20_body"/>
      <text:p text:style-name="Text_20_body">- <text:span text:style-name="T58">component.html</text:span></text:p>
      <text:p text:style-name="Quotations"><text:span text:style-name="T1">&lt;</text:span><text:span text:style-name="T3">div</text:span> <text:span text:style-name="T18">class</text:span>=<text:span text:style-name="T26">"flex flex-col h-screen"</text:span><text:span text:style-name="T1">&gt;</text:span></text:p>
      <text:p text:style-name="Quotations"><text:s/><text:span text:style-name="T2">&lt;</text:span><text:span text:style-name="T4">app-navbar</text:span><text:span text:style-name="T2">&gt;&lt;/</text:span><text:span text:style-name="T4">app-navbar</text:span><text:span text:style-name="T2">&gt;</text:span></text:p>
      <text:p text:style-name="Quotations"><text:s/><text:span text:style-name="T2">&lt;</text:span><text:span text:style-name="T4">div</text:span><text:span text:style-name="T14"> </text:span><text:span text:style-name="T19">class</text:span><text:span text:style-name="T14">=</text:span><text:span text:style-name="T27">"w-full p-6 grow bg-sky-600"</text:span><text:span text:style-name="T2">&gt;</text:span></text:p>
      <text:p text:style-name="Quotations"><text:s text:c="2"/><text:span text:style-name="T2">&lt;</text:span><text:span text:style-name="T4">table</text:span><text:span text:style-name="T14"> </text:span><text:span text:style-name="T19">cdk-table</text:span><text:span text:style-name="T14"> [</text:span><text:span text:style-name="T19">dataSource</text:span><text:span text:style-name="T14">]="</text:span><text:span text:style-name="T19">products</text:span><text:span text:style-name="T14">"</text:span><text:span text:style-name="T2">&gt;</text:span></text:p>
      <text:p text:style-name="Quotations"><text:s text:c="3"/><text:span text:style-name="T2">&lt;</text:span><text:span text:style-name="T4">tr</text:span><text:span text:style-name="T14"> </text:span><text:span text:style-name="T19">cdk-header-row</text:span><text:span text:style-name="T14"> *</text:span><text:span text:style-name="T19">cdkHeaderRowDef</text:span><text:span text:style-name="T14">="</text:span><text:span text:style-name="T19">columns</text:span><text:span text:style-name="T14">"</text:span><text:span text:style-name="T2">&gt;&lt;/</text:span><text:span text:style-name="T4">tr</text:span><text:span text:style-name="T2">&gt;</text:span></text:p>
      <text:p text:style-name="Quotations"><text:s text:c="3"/><text:span text:style-name="T2">&lt;</text:span><text:span text:style-name="T4">tr</text:span><text:span text:style-name="T14"> </text:span><text:span text:style-name="T19">cdk-row</text:span><text:span text:style-name="T14"> *</text:span><text:span text:style-name="T19">cdkRowDef</text:span><text:span text:style-name="T14">="</text:span><text:span text:style-name="T4">let</text:span><text:span text:style-name="T14"> </text:span><text:span text:style-name="T19">row</text:span><text:span text:style-name="T14">; </text:span><text:span text:style-name="T59">columns</text:span><text:span text:style-name="T14">: </text:span><text:span text:style-name="T19">columns</text:span><text:span text:style-name="T14">"</text:span><text:span text:style-name="T2">&gt;&lt;/</text:span><text:span text:style-name="T4">tr</text:span><text:span text:style-name="T2">&gt;</text:span></text:p>
      <text:p text:style-name="Quotations"/>
      <text:p text:style-name="Quotations"><text:s text:c="3"/><text:span text:style-name="T37">&lt;!-- Id Column --&gt;</text:span></text:p>
      <text:p text:style-name="Quotations"><text:s text:c="3"/><text:span text:style-name="T2">&lt;</text:span><text:span text:style-name="T4">ng-container</text:span><text:span text:style-name="T14"> </text:span><text:span text:style-name="T19">cdkColumnDef</text:span><text:span text:style-name="T14">=</text:span><text:span text:style-name="T27">"id"</text:span><text:span text:style-name="T2">&gt;</text:span></text:p>
      <text:p text:style-name="Quotations"><text:s text:c="4"/><text:span text:style-name="T2">&lt;</text:span><text:span text:style-name="T4">th</text:span><text:span text:style-name="T14"> </text:span><text:span text:style-name="T19">cdk-header-cell</text:span><text:span text:style-name="T14"> *</text:span><text:span text:style-name="T19">cdkHeaderCellDef</text:span><text:span text:style-name="T2">&gt;</text:span><text:span text:style-name="T14">Id</text:span><text:span text:style-name="T2">&lt;/</text:span><text:span text:style-name="T4">th</text:span><text:span text:style-name="T2">&gt;</text:span></text:p>
      <text:p text:style-name="Quotations"><text:s text:c="4"/><text:span text:style-name="T2">&lt;</text:span><text:span text:style-name="T4">td</text:span><text:span text:style-name="T14"> </text:span><text:span text:style-name="T19">cdk-cell</text:span><text:span text:style-name="T14"> *</text:span><text:span text:style-name="T19">cdkCellDef</text:span><text:span text:style-name="T14">="</text:span><text:span text:style-name="T4">let</text:span><text:span text:style-name="T14"> </text:span><text:span text:style-name="T19">row</text:span><text:span text:style-name="T27">"&gt;{{row.id}}&lt;/td</text:span><text:span text:style-name="T60">&gt;</text:span></text:p>
      <text:p text:style-name="Quotations"><text:s text:c="3"/><text:span text:style-name="T10">&lt;/</text:span><text:span text:style-name="T19">ng</text:span><text:span text:style-name="T10">-</text:span><text:span text:style-name="T19">container</text:span><text:span text:style-name="T10">&gt;</text:span></text:p>
      <text:p text:style-name="Quotations"/>
      <text:p text:style-name="Quotations"><text:s text:c="3"/><text:span text:style-name="T10">&lt;!--</text:span><text:span text:style-name="T14"> </text:span><text:span text:style-name="T19">Title</text:span><text:span text:style-name="T14"> </text:span><text:span text:style-name="T19">Column</text:span><text:span text:style-name="T14"> </text:span><text:span text:style-name="T10">--&gt;</text:span></text:p>
      <text:p text:style-name="Quotations"><text:s text:c="3"/><text:span text:style-name="T2">&lt;</text:span><text:span text:style-name="T13">ng-container</text:span><text:span text:style-name="T14"> </text:span><text:span text:style-name="T19">cdkColumnDef</text:span><text:span text:style-name="T10">=</text:span><text:span text:style-name="T27">"title"</text:span><text:span text:style-name="T2">&gt;</text:span></text:p>
      <text:p text:style-name="Quotations"><text:s text:c="4"/><text:span text:style-name="T2">&lt;</text:span><text:span text:style-name="T4">th</text:span><text:span text:style-name="T14"> </text:span><text:span text:style-name="T19">cdk-header-cell</text:span><text:span text:style-name="T14"> </text:span><text:span text:style-name="T60">*cdkHeaderCellDef&gt;Title&lt;/th&gt;</text:span></text:p>
      <text:p text:style-name="Quotations"><text:s text:c="4"/><text:span text:style-name="T60">&lt;td</text:span><text:span text:style-name="T14"> </text:span><text:span text:style-name="T19">cdk-cell</text:span><text:span text:style-name="T14"> </text:span><text:span text:style-name="T60">*cdkCellDef="let</text:span><text:span text:style-name="T14"> </text:span><text:span text:style-name="T60">row"&gt;{{row.title}}&lt;/td&gt;</text:span></text:p>
      <text:p text:style-name="Quotations"><text:s text:c="3"/><text:span text:style-name="T60">&lt;/ng-container&gt;</text:span></text:p>
      <text:p text:style-name="Quotations"/>
      <text:p text:style-name="Quotations"><text:s text:c="3"/><text:span text:style-name="T60">&lt;!--</text:span><text:span text:style-name="T14"> </text:span><text:span text:style-name="T19">Price</text:span><text:span text:style-name="T14"> </text:span><text:span text:style-name="T19">Column</text:span><text:span text:style-name="T14"> </text:span><text:span text:style-name="T60">--&gt;</text:span></text:p>
      <text:p text:style-name="Quotations"><text:s text:c="3"/><text:span text:style-name="T60">&lt;ng-container</text:span><text:span text:style-name="T14"> </text:span><text:span text:style-name="T19">cdkColumnDef</text:span><text:span text:style-name="T10">=</text:span><text:span text:style-name="T27">"price"</text:span><text:span text:style-name="T2">&gt;</text:span></text:p>
      <text:p text:style-name="Quotations"><text:s text:c="4"/><text:span text:style-name="T2">&lt;</text:span><text:span text:style-name="T4">th</text:span><text:span text:style-name="T14"> </text:span><text:span text:style-name="T19">cdk-header-cell</text:span><text:span text:style-name="T14"> </text:span><text:span text:style-name="T60">*cdkHeaderCellDef&gt;Price&lt;/th&gt;</text:span></text:p>
      <text:p text:style-name="Quotations"><text:s text:c="4"/><text:span text:style-name="T60">&lt;td</text:span><text:span text:style-name="T14"> </text:span><text:span text:style-name="T19">cdk-cell</text:span><text:span text:style-name="T14"> </text:span><text:span text:style-name="T60">*cdkCellDef="let</text:span><text:span text:style-name="T14"> </text:span><text:span text:style-name="T60">row"&gt;{{row.price}}&lt;/td&gt;</text:span></text:p>
      <text:p text:style-name="Quotations"><text:s text:c="3"/><text:span text:style-name="T60">&lt;/ng-container&gt;</text:span></text:p>
      <text:p text:style-name="Quotations"/>
      <text:p text:style-name="Quotations"><text:s text:c="3"/><text:span text:style-name="T60">&lt;!--</text:span><text:span text:style-name="T14"> </text:span><text:span text:style-name="T19">cover</text:span><text:span text:style-name="T14"> </text:span><text:span text:style-name="T19">Column</text:span><text:span text:style-name="T14"> </text:span><text:span text:style-name="T60">--&gt;</text:span></text:p>
      <text:p text:style-name="Quotations"><text:s text:c="3"/><text:span text:style-name="T60">&lt;ng-container</text:span><text:span text:style-name="T14"> </text:span><text:span text:style-name="T19">cdkColumnDef</text:span><text:span text:style-name="T10">=</text:span><text:span text:style-name="T27">"cover"</text:span><text:span text:style-name="T2">&gt;</text:span></text:p>
      <text:p text:style-name="Quotations"><text:s text:c="4"/><text:span text:style-name="T2">&lt;</text:span><text:span text:style-name="T4">th</text:span><text:span text:style-name="T14"> </text:span><text:span text:style-name="T19">cdk-header-cell</text:span><text:span text:style-name="T14"> </text:span><text:span text:style-name="T60">*cdkHeaderCellDef&gt;Cover&lt;/th&gt;</text:span></text:p>
      <text:p text:style-name="Quotations"><text:s text:c="4"/><text:span text:style-name="T60">&lt;td</text:span><text:span text:style-name="T14"> </text:span><text:span text:style-name="T19">cdk-cell</text:span><text:span text:style-name="T14"> </text:span><text:span text:style-name="T60">*cdkCellDef="let</text:span><text:span text:style-name="T14"> </text:span><text:span text:style-name="T60">row"&gt;</text:span></text:p>
      <text:p text:style-name="Quotations"><text:s text:c="5"/><text:span text:style-name="T60">&lt;img</text:span><text:span text:style-name="T14"> </text:span><text:span text:style-name="T19">class</text:span><text:span text:style-name="T10">=</text:span><text:span text:style-name="T27">"w-64"</text:span><text:span text:style-name="T14"> </text:span><text:span text:style-name="T60">[src]="row.images[0]"</text:span><text:span text:style-name="T14"> </text:span><text:span text:style-name="T19">alt</text:span><text:span text:style-name="T10">=</text:span><text:span text:style-name="T27">""</text:span><text:span text:style-name="T2">&gt;</text:span></text:p>
      <text:p text:style-name="Quotations"><text:s text:c="4"/><text:span text:style-name="T2">&lt;/</text:span><text:span text:style-name="T4">td</text:span><text:span text:style-name="T2">&gt;</text:span></text:p>
      <text:p text:style-name="Quotations"><text:s text:c="3"/><text:span text:style-name="T2">&lt;/</text:span><text:span text:style-name="T13">ng-container</text:span><text:span text:style-name="T2">&gt;</text:span></text:p>
      <text:p text:style-name="Quotations"/>
      <text:p text:style-name="Quotations"><text:s text:c="2"/><text:span text:style-name="T2">&lt;/</text:span><text:span text:style-name="T4">table</text:span><text:span text:style-name="T2">&gt;</text:span></text:p>
      <text:p text:style-name="Quotations"><text:s/><text:span text:style-name="T2">&lt;/</text:span><text:span text:style-name="T4">div</text:span><text:span text:style-name="T2">&gt;</text:span></text:p>
      <text:p text:style-name="Quotations"><text:span text:style-name="T9">&lt;/</text:span><text:span text:style-name="T18">div</text:span><text:span text:style-name="T9">&gt;</text:span></text:p>
      <text:p text:style-name="Text_20_body"/>
      <text:p text:style-name="P40"><text:soft-page-break/></text:p>
      <text:p text:style-name="P32"/>
      <text:p text:style-name="P38"/>
      <text:p text:style-name="P38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6-21T16:57:09.926000000</dc:date>
    <meta:editing-duration>P3DT12H15M48S</meta:editing-duration>
    <meta:editing-cycles>103</meta:editing-cycles>
    <meta:generator>LibreOffice/7.5.3.2$Windows_X86_64 LibreOffice_project/9f56dff12ba03b9acd7730a5a481eea045e468f3</meta:generator>
    <meta:document-statistic meta:table-count="0" meta:image-count="0" meta:object-count="0" meta:page-count="11" meta:paragraph-count="401" meta:word-count="1362" meta:character-count="12163" meta:non-whitespace-character-count="9851"/>
  </office:meta>
</office:document-meta>
</file>